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59.8pt" svg:height="665.6pt" svg:x="204.49pt" svg:y="4034.92pt">
            <loext:p draw:notify-on-update-of-ranges="Sheet1.A1:Sheet1.A354 Sheet1.B1:Sheet1.B354 Sheet1.C1:Sheet1.C3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86" calcext:value-type="float">
            <text:p>-0.000086</text:p>
          </table:table-cell>
          <table:table-cell office:value-type="float" office:value="-0.000061" calcext:value-type="float">
            <text:p>-0.000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155" calcext:value-type="float">
            <text:p>-0.000155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8409" calcext:value-type="float">
            <text:p>0.018409</text:p>
          </table:table-cell>
          <table:table-cell office:value-type="float" office:value="0.018433" calcext:value-type="float">
            <text:p>0.018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1473" calcext:value-type="float">
            <text:p>0.061473</text:p>
          </table:table-cell>
          <table:table-cell office:value-type="float" office:value="0.061497" calcext:value-type="float">
            <text:p>0.0614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6158" calcext:value-type="float">
            <text:p>0.116158</text:p>
          </table:table-cell>
          <table:table-cell office:value-type="float" office:value="0.116182" calcext:value-type="float">
            <text:p>0.116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6494" calcext:value-type="float">
            <text:p>0.176494</text:p>
          </table:table-cell>
          <table:table-cell office:value-type="float" office:value="0.176518" calcext:value-type="float">
            <text:p>0.176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0951" calcext:value-type="float">
            <text:p>0.240951</text:p>
          </table:table-cell>
          <table:table-cell office:value-type="float" office:value="0.240975" calcext:value-type="float">
            <text:p>0.240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08233" calcext:value-type="float">
            <text:p>0.308233</text:p>
          </table:table-cell>
          <table:table-cell office:value-type="float" office:value="0.308257" calcext:value-type="float">
            <text:p>0.308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76709" calcext:value-type="float">
            <text:p>0.376709</text:p>
          </table:table-cell>
          <table:table-cell office:value-type="float" office:value="0.376733" calcext:value-type="float">
            <text:p>0.376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42633" calcext:value-type="float">
            <text:p>0.442633</text:p>
          </table:table-cell>
          <table:table-cell office:value-type="float" office:value="0.442657" calcext:value-type="float">
            <text:p>0.442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03565" calcext:value-type="float">
            <text:p>0.503565</text:p>
          </table:table-cell>
          <table:table-cell office:value-type="float" office:value="0.503589" calcext:value-type="float">
            <text:p>0.5035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55281" calcext:value-type="float">
            <text:p>0.555281</text:p>
          </table:table-cell>
          <table:table-cell office:value-type="float" office:value="0.555305" calcext:value-type="float">
            <text:p>0.555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99883" calcext:value-type="float">
            <text:p>0.599883</text:p>
          </table:table-cell>
          <table:table-cell office:value-type="float" office:value="0.599907" calcext:value-type="float">
            <text:p>0.5999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40344" calcext:value-type="float">
            <text:p>0.640344</text:p>
          </table:table-cell>
          <table:table-cell office:value-type="float" office:value="0.640368" calcext:value-type="float">
            <text:p>0.640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83839" calcext:value-type="float">
            <text:p>0.683839</text:p>
          </table:table-cell>
          <table:table-cell office:value-type="float" office:value="0.683863" calcext:value-type="float">
            <text:p>0.683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33226" calcext:value-type="float">
            <text:p>0.733226</text:p>
          </table:table-cell>
          <table:table-cell office:value-type="float" office:value="0.73325" calcext:value-type="float">
            <text:p>0.7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83797" calcext:value-type="float">
            <text:p>0.783797</text:p>
          </table:table-cell>
          <table:table-cell office:value-type="float" office:value="0.783821" calcext:value-type="float">
            <text:p>0.783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3283" calcext:value-type="float">
            <text:p>0.83283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83137" calcext:value-type="float">
            <text:p>0.883137</text:p>
          </table:table-cell>
          <table:table-cell office:value-type="float" office:value="0.883161" calcext:value-type="float">
            <text:p>0.883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31736" calcext:value-type="float">
            <text:p>0.931736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82314" calcext:value-type="float">
            <text:p>0.982314</text:p>
          </table:table-cell>
          <table:table-cell office:value-type="float" office:value="0.982338" calcext:value-type="float">
            <text:p>0.982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34693" calcext:value-type="float">
            <text:p>1.034693</text:p>
          </table:table-cell>
          <table:table-cell office:value-type="float" office:value="1.034717" calcext:value-type="float">
            <text:p>1.034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086453" calcext:value-type="float">
            <text:p>1.086453</text:p>
          </table:table-cell>
          <table:table-cell office:value-type="float" office:value="1.086477" calcext:value-type="float">
            <text:p>1.086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4153" calcext:value-type="float">
            <text:p>1.14153</text:p>
          </table:table-cell>
          <table:table-cell office:value-type="float" office:value="1.141554" calcext:value-type="float">
            <text:p>1.1415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195653" calcext:value-type="float">
            <text:p>1.195653</text:p>
          </table:table-cell>
          <table:table-cell office:value-type="float" office:value="1.195677" calcext:value-type="float">
            <text:p>1.195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49745" calcext:value-type="float">
            <text:p>1.249745</text:p>
          </table:table-cell>
          <table:table-cell office:value-type="float" office:value="1.249769" calcext:value-type="float">
            <text:p>1.249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03336" calcext:value-type="float">
            <text:p>1.303336</text:p>
          </table:table-cell>
          <table:table-cell office:value-type="float" office:value="1.30336" calcext:value-type="float">
            <text:p>1.30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5283" calcext:value-type="float">
            <text:p>1.35283</text:p>
          </table:table-cell>
          <table:table-cell office:value-type="float" office:value="1.352854" calcext:value-type="float">
            <text:p>1.352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00957" calcext:value-type="float">
            <text:p>1.400957</text:p>
          </table:table-cell>
          <table:table-cell office:value-type="float" office:value="1.400981" calcext:value-type="float">
            <text:p>1.400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49396" calcext:value-type="float">
            <text:p>1.449396</text:p>
          </table:table-cell>
          <table:table-cell office:value-type="float" office:value="1.44942" calcext:value-type="float">
            <text:p>1.44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97788" calcext:value-type="float">
            <text:p>1.497788</text:p>
          </table:table-cell>
          <table:table-cell office:value-type="float" office:value="1.497812" calcext:value-type="float">
            <text:p>1.497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545976" calcext:value-type="float">
            <text:p>1.545976</text:p>
          </table:table-cell>
          <table:table-cell office:value-type="float" office:value="1.546" calcext:value-type="float">
            <text:p>1.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594585" calcext:value-type="float">
            <text:p>1.594585</text:p>
          </table:table-cell>
          <table:table-cell office:value-type="float" office:value="1.594609" calcext:value-type="float">
            <text:p>1.5946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646049" calcext:value-type="float">
            <text:p>1.646049</text:p>
          </table:table-cell>
          <table:table-cell office:value-type="float" office:value="1.646073" calcext:value-type="float">
            <text:p>1.646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697648" calcext:value-type="float">
            <text:p>1.697648</text:p>
          </table:table-cell>
          <table:table-cell office:value-type="float" office:value="1.697672" calcext:value-type="float">
            <text:p>1.697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48096" calcext:value-type="float">
            <text:p>1.748096</text:p>
          </table:table-cell>
          <table:table-cell office:value-type="float" office:value="1.74812" calcext:value-type="float">
            <text:p>1.74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96118" calcext:value-type="float">
            <text:p>1.796118</text:p>
          </table:table-cell>
          <table:table-cell office:value-type="float" office:value="1.796142" calcext:value-type="float">
            <text:p>1.796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43037" calcext:value-type="float">
            <text:p>1.843037</text:p>
          </table:table-cell>
          <table:table-cell office:value-type="float" office:value="1.843062" calcext:value-type="float">
            <text:p>1.843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90755" calcext:value-type="float">
            <text:p>1.890755</text:p>
          </table:table-cell>
          <table:table-cell office:value-type="float" office:value="1.890779" calcext:value-type="float">
            <text:p>1.890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39818" calcext:value-type="float">
            <text:p>1.939818</text:p>
          </table:table-cell>
          <table:table-cell office:value-type="float" office:value="1.939842" calcext:value-type="float">
            <text:p>1.939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0538" calcext:value-type="float">
            <text:p>1.990538</text:p>
          </table:table-cell>
          <table:table-cell office:value-type="float" office:value="1.990562" calcext:value-type="float">
            <text:p>1.990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41784" calcext:value-type="float">
            <text:p>2.041784</text:p>
          </table:table-cell>
          <table:table-cell office:value-type="float" office:value="2.041808" calcext:value-type="float">
            <text:p>2.041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092545" calcext:value-type="float">
            <text:p>2.092545</text:p>
          </table:table-cell>
          <table:table-cell office:value-type="float" office:value="2.092569" calcext:value-type="float">
            <text:p>2.092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43448" calcext:value-type="float">
            <text:p>2.143448</text:p>
          </table:table-cell>
          <table:table-cell office:value-type="float" office:value="2.143472" calcext:value-type="float">
            <text:p>2.143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93606" calcext:value-type="float">
            <text:p>2.193606</text:p>
          </table:table-cell>
          <table:table-cell office:value-type="float" office:value="2.19363" calcext:value-type="float">
            <text:p>2.19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43026" calcext:value-type="float">
            <text:p>2.243026</text:p>
          </table:table-cell>
          <table:table-cell office:value-type="float" office:value="2.24305" calcext:value-type="float">
            <text:p>2.24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92178" calcext:value-type="float">
            <text:p>2.292178</text:p>
          </table:table-cell>
          <table:table-cell office:value-type="float" office:value="2.292202" calcext:value-type="float">
            <text:p>2.292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340668" calcext:value-type="float">
            <text:p>2.340668</text:p>
          </table:table-cell>
          <table:table-cell office:value-type="float" office:value="2.340692" calcext:value-type="float">
            <text:p>2.340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388659" calcext:value-type="float">
            <text:p>2.388659</text:p>
          </table:table-cell>
          <table:table-cell office:value-type="float" office:value="2.388683" calcext:value-type="float">
            <text:p>2.388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439564" calcext:value-type="float">
            <text:p>2.439564</text:p>
          </table:table-cell>
          <table:table-cell office:value-type="float" office:value="2.439588" calcext:value-type="float">
            <text:p>2.439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490308" calcext:value-type="float">
            <text:p>2.490308</text:p>
          </table:table-cell>
          <table:table-cell office:value-type="float" office:value="2.490332" calcext:value-type="float">
            <text:p>2.490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41296" calcext:value-type="float">
            <text:p>2.541296</text:p>
          </table:table-cell>
          <table:table-cell office:value-type="float" office:value="2.54132" calcext:value-type="float">
            <text:p>2.54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90035" calcext:value-type="float">
            <text:p>2.590035</text:p>
          </table:table-cell>
          <table:table-cell office:value-type="float" office:value="2.59006" calcext:value-type="float">
            <text:p>2.59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639345" calcext:value-type="float">
            <text:p>2.639345</text:p>
          </table:table-cell>
          <table:table-cell office:value-type="float" office:value="2.639369" calcext:value-type="float">
            <text:p>2.639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690638" calcext:value-type="float">
            <text:p>2.690638</text:p>
          </table:table-cell>
          <table:table-cell office:value-type="float" office:value="2.690662" calcext:value-type="float">
            <text:p>2.690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40678" calcext:value-type="float">
            <text:p>2.740678</text:p>
          </table:table-cell>
          <table:table-cell office:value-type="float" office:value="2.740702" calcext:value-type="float">
            <text:p>2.740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91319" calcext:value-type="float">
            <text:p>2.791319</text:p>
          </table:table-cell>
          <table:table-cell office:value-type="float" office:value="2.791343" calcext:value-type="float">
            <text:p>2.791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42006" calcext:value-type="float">
            <text:p>2.842006</text:p>
          </table:table-cell>
          <table:table-cell office:value-type="float" office:value="2.84203" calcext:value-type="float">
            <text:p>2.84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87299" calcext:value-type="float">
            <text:p>2.887299</text:p>
          </table:table-cell>
          <table:table-cell office:value-type="float" office:value="2.887323" calcext:value-type="float">
            <text:p>2.887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24561" calcext:value-type="float">
            <text:p>2.924561</text:p>
          </table:table-cell>
          <table:table-cell office:value-type="float" office:value="2.924585" calcext:value-type="float">
            <text:p>2.924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32218" calcext:value-type="float">
            <text:p>2.932218</text:p>
          </table:table-cell>
          <table:table-cell office:value-type="float" office:value="2.940452" calcext:value-type="float">
            <text:p>2.940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33494" calcext:value-type="float">
            <text:p>2.933494</text:p>
          </table:table-cell>
          <table:table-cell office:value-type="float" office:value="2.942121" calcext:value-type="float">
            <text:p>2.942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33494" calcext:value-type="float">
            <text:p>2.933494</text:p>
          </table:table-cell>
          <table:table-cell office:value-type="float" office:value="2.934653" calcext:value-type="float">
            <text:p>2.934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3477" calcext:value-type="float">
            <text:p>2.93477</text:p>
          </table:table-cell>
          <table:table-cell office:value-type="float" office:value="2.926162" calcext:value-type="float">
            <text:p>2.926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27607" calcext:value-type="float">
            <text:p>2.927607</text:p>
          </table:table-cell>
          <table:table-cell office:value-type="float" office:value="2.918999" calcext:value-type="float">
            <text:p>2.918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35263" calcext:value-type="float">
            <text:p>2.935263</text:p>
          </table:table-cell>
          <table:table-cell office:value-type="float" office:value="2.91296" calcext:value-type="float">
            <text:p>2.91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41643" calcext:value-type="float">
            <text:p>2.941643</text:p>
          </table:table-cell>
          <table:table-cell office:value-type="float" office:value="2.917223" calcext:value-type="float">
            <text:p>2.917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51852" calcext:value-type="float">
            <text:p>2.951852</text:p>
          </table:table-cell>
          <table:table-cell office:value-type="float" office:value="2.925829" calcext:value-type="float">
            <text:p>2.925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64612" calcext:value-type="float">
            <text:p>2.964612</text:p>
          </table:table-cell>
          <table:table-cell office:value-type="float" office:value="2.93904" calcext:value-type="float">
            <text:p>2.93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76097" calcext:value-type="float">
            <text:p>2.976097</text:p>
          </table:table-cell>
          <table:table-cell office:value-type="float" office:value="2.952361" calcext:value-type="float">
            <text:p>2.952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86305" calcext:value-type="float">
            <text:p>2.986305</text:p>
          </table:table-cell>
          <table:table-cell office:value-type="float" office:value="2.965936" calcext:value-type="float">
            <text:p>2.965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0133" calcext:value-type="float">
            <text:p>2.990133</text:p>
          </table:table-cell>
          <table:table-cell office:value-type="float" office:value="2.980147" calcext:value-type="float">
            <text:p>2.980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0133" calcext:value-type="float">
            <text:p>2.990133</text:p>
          </table:table-cell>
          <table:table-cell office:value-type="float" office:value="2.993297" calcext:value-type="float">
            <text:p>2.993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1409" calcext:value-type="float">
            <text:p>2.991409</text:p>
          </table:table-cell>
          <table:table-cell office:value-type="float" office:value="3.002615" calcext:value-type="float">
            <text:p>3.002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685" calcext:value-type="float">
            <text:p>2.992685</text:p>
          </table:table-cell>
          <table:table-cell office:value-type="float" office:value="3.00405" calcext:value-type="float">
            <text:p>3.00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685" calcext:value-type="float">
            <text:p>2.992685</text:p>
          </table:table-cell>
          <table:table-cell office:value-type="float" office:value="3.002385" calcext:value-type="float">
            <text:p>3.002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37" calcext:value-type="float">
            <text:p>2.995237</text:p>
          </table:table-cell>
          <table:table-cell office:value-type="float" office:value="3.002181" calcext:value-type="float">
            <text:p>3.002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513" calcext:value-type="float">
            <text:p>2.996513</text:p>
          </table:table-cell>
          <table:table-cell office:value-type="float" office:value="3.000973" calcext:value-type="float">
            <text:p>3.000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65" calcext:value-type="float">
            <text:p>2.99906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893" calcext:value-type="float">
            <text:p>3.002893</text:p>
          </table:table-cell>
          <table:table-cell office:value-type="float" office:value="2.999667" calcext:value-type="float">
            <text:p>2.999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69" calcext:value-type="float">
            <text:p>3.004169</text:p>
          </table:table-cell>
          <table:table-cell office:value-type="float" office:value="2.999517" calcext:value-type="float">
            <text:p>2.999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69" calcext:value-type="float">
            <text:p>3.004169</text:p>
          </table:table-cell>
          <table:table-cell office:value-type="float" office:value="3.000624" calcext:value-type="float">
            <text:p>3.000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893" calcext:value-type="float">
            <text:p>3.002893</text:p>
          </table:table-cell>
          <table:table-cell office:value-type="float" office:value="3.00216" calcext:value-type="float">
            <text:p>3.00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41" calcext:value-type="float">
            <text:p>3.000341</text:p>
          </table:table-cell>
          <table:table-cell office:value-type="float" office:value="3.003904" calcext:value-type="float">
            <text:p>3.003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789" calcext:value-type="float">
            <text:p>2.997789</text:p>
          </table:table-cell>
          <table:table-cell office:value-type="float" office:value="3.005412" calcext:value-type="float">
            <text:p>3.005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178" calcext:value-type="float">
            <text:p>2.999178</text:p>
          </table:table-cell>
          <table:table-cell office:value-type="float" office:value="3.006801" calcext:value-type="float">
            <text:p>3.006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06" calcext:value-type="float">
            <text:p>3.003006</text:p>
          </table:table-cell>
          <table:table-cell office:value-type="float" office:value="3.005048" calcext:value-type="float">
            <text:p>3.005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282" calcext:value-type="float">
            <text:p>3.004282</text:p>
          </table:table-cell>
          <table:table-cell office:value-type="float" office:value="3.004108" calcext:value-type="float">
            <text:p>3.004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11" calcext:value-type="float">
            <text:p>3.00811</text:p>
          </table:table-cell>
          <table:table-cell office:value-type="float" office:value="3.002529" calcext:value-type="float">
            <text:p>3.002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386" calcext:value-type="float">
            <text:p>3.009386</text:p>
          </table:table-cell>
          <table:table-cell office:value-type="float" office:value="3.001225" calcext:value-type="float">
            <text:p>3.001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834" calcext:value-type="float">
            <text:p>3.006834</text:p>
          </table:table-cell>
          <table:table-cell office:value-type="float" office:value="3.000046" calcext:value-type="float">
            <text:p>3.000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361" calcext:value-type="float">
            <text:p>3.005361</text:p>
          </table:table-cell>
          <table:table-cell office:value-type="float" office:value="2.998574" calcext:value-type="float">
            <text:p>2.998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087" calcext:value-type="float">
            <text:p>3.004087</text:p>
          </table:table-cell>
          <table:table-cell office:value-type="float" office:value="2.997299" calcext:value-type="float">
            <text:p>2.997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707" calcext:value-type="float">
            <text:p>2.997707</text:p>
          </table:table-cell>
          <table:table-cell office:value-type="float" office:value="2.995902" calcext:value-type="float">
            <text:p>2.995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155" calcext:value-type="float">
            <text:p>2.995155</text:p>
          </table:table-cell>
          <table:table-cell office:value-type="float" office:value="2.993953" calcext:value-type="float">
            <text:p>2.9939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431" calcext:value-type="float">
            <text:p>2.996431</text:p>
          </table:table-cell>
          <table:table-cell office:value-type="float" office:value="2.990363" calcext:value-type="float">
            <text:p>2.990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535" calcext:value-type="float">
            <text:p>3.001535</text:p>
          </table:table-cell>
          <table:table-cell office:value-type="float" office:value="2.98741" calcext:value-type="float">
            <text:p>2.98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639" calcext:value-type="float">
            <text:p>3.006639</text:p>
          </table:table-cell>
          <table:table-cell office:value-type="float" office:value="2.985191" calcext:value-type="float">
            <text:p>2.985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191" calcext:value-type="float">
            <text:p>3.009191</text:p>
          </table:table-cell>
          <table:table-cell office:value-type="float" office:value="2.982936" calcext:value-type="float">
            <text:p>2.982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915" calcext:value-type="float">
            <text:p>3.007915</text:p>
          </table:table-cell>
          <table:table-cell office:value-type="float" office:value="2.98209" calcext:value-type="float">
            <text:p>2.98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811" calcext:value-type="float">
            <text:p>3.002811</text:p>
          </table:table-cell>
          <table:table-cell office:value-type="float" office:value="2.983402" calcext:value-type="float">
            <text:p>2.983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154" calcext:value-type="float">
            <text:p>2.995154</text:p>
          </table:table-cell>
          <table:table-cell office:value-type="float" office:value="2.984099" calcext:value-type="float">
            <text:p>2.984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1326" calcext:value-type="float">
            <text:p>2.991326</text:p>
          </table:table-cell>
          <table:table-cell office:value-type="float" office:value="2.984904" calcext:value-type="float">
            <text:p>2.984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1326" calcext:value-type="float">
            <text:p>2.991326</text:p>
          </table:table-cell>
          <table:table-cell office:value-type="float" office:value="2.985962" calcext:value-type="float">
            <text:p>2.985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43" calcext:value-type="float">
            <text:p>2.99643</text:p>
          </table:table-cell>
          <table:table-cell office:value-type="float" office:value="2.985281" calcext:value-type="float">
            <text:p>2.985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81" calcext:value-type="float">
            <text:p>3.00281</text:p>
          </table:table-cell>
          <table:table-cell office:value-type="float" office:value="2.985055" calcext:value-type="float">
            <text:p>2.985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19" calcext:value-type="float">
            <text:p>3.001819</text:p>
          </table:table-cell>
          <table:table-cell office:value-type="float" office:value="2.984064" calcext:value-type="float">
            <text:p>2.984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371" calcext:value-type="float">
            <text:p>3.004371</text:p>
          </table:table-cell>
          <table:table-cell office:value-type="float" office:value="2.983268" calcext:value-type="float">
            <text:p>2.983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19" calcext:value-type="float">
            <text:p>3.001819</text:p>
          </table:table-cell>
          <table:table-cell office:value-type="float" office:value="2.984289" calcext:value-type="float">
            <text:p>2.984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439" calcext:value-type="float">
            <text:p>2.995439</text:p>
          </table:table-cell>
          <table:table-cell office:value-type="float" office:value="2.985489" calcext:value-type="float">
            <text:p>2.985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86506" calcext:value-type="float">
            <text:p>2.986506</text:p>
          </table:table-cell>
          <table:table-cell office:value-type="float" office:value="2.985695" calcext:value-type="float">
            <text:p>2.985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8523" calcext:value-type="float">
            <text:p>2.98523</text:p>
          </table:table-cell>
          <table:table-cell office:value-type="float" office:value="2.985422" calcext:value-type="float">
            <text:p>2.985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89058" calcext:value-type="float">
            <text:p>2.989058</text:p>
          </table:table-cell>
          <table:table-cell office:value-type="float" office:value="2.985485" calcext:value-type="float">
            <text:p>2.985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439" calcext:value-type="float">
            <text:p>2.995439</text:p>
          </table:table-cell>
          <table:table-cell office:value-type="float" office:value="2.985591" calcext:value-type="float">
            <text:p>2.9855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543" calcext:value-type="float">
            <text:p>3.000543</text:p>
          </table:table-cell>
          <table:table-cell office:value-type="float" office:value="2.98539" calcext:value-type="float">
            <text:p>2.98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188" calcext:value-type="float">
            <text:p>3.003188</text:p>
          </table:table-cell>
          <table:table-cell office:value-type="float" office:value="2.988036" calcext:value-type="float">
            <text:p>2.988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464" calcext:value-type="float">
            <text:p>3.004464</text:p>
          </table:table-cell>
          <table:table-cell office:value-type="float" office:value="2.991342" calcext:value-type="float">
            <text:p>2.991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912" calcext:value-type="float">
            <text:p>3.001912</text:p>
          </table:table-cell>
          <table:table-cell office:value-type="float" office:value="2.994753" calcext:value-type="float">
            <text:p>2.994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808" calcext:value-type="float">
            <text:p>2.996808</text:p>
          </table:table-cell>
          <table:table-cell office:value-type="float" office:value="2.99659" calcext:value-type="float">
            <text:p>2.99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112" calcext:value-type="float">
            <text:p>2.998112</text:p>
          </table:table-cell>
          <table:table-cell office:value-type="float" office:value="2.997894" calcext:value-type="float">
            <text:p>2.997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836" calcext:value-type="float">
            <text:p>2.996836</text:p>
          </table:table-cell>
          <table:table-cell office:value-type="float" office:value="2.999451" calcext:value-type="float">
            <text:p>2.999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836" calcext:value-type="float">
            <text:p>2.996836</text:p>
          </table:table-cell>
          <table:table-cell office:value-type="float" office:value="3.000217" calcext:value-type="float">
            <text:p>3.000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836" calcext:value-type="float">
            <text:p>2.996836</text:p>
          </table:table-cell>
          <table:table-cell office:value-type="float" office:value="3.000062" calcext:value-type="float">
            <text:p>3.000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112" calcext:value-type="float">
            <text:p>2.998112</text:p>
          </table:table-cell>
          <table:table-cell office:value-type="float" office:value="2.999706" calcext:value-type="float">
            <text:p>2.999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951" calcext:value-type="float">
            <text:p>2.997951</text:p>
          </table:table-cell>
          <table:table-cell office:value-type="float" office:value="2.999545" calcext:value-type="float">
            <text:p>2.9995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951" calcext:value-type="float">
            <text:p>2.997951</text:p>
          </table:table-cell>
          <table:table-cell office:value-type="float" office:value="2.999326" calcext:value-type="float">
            <text:p>2.999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951" calcext:value-type="float">
            <text:p>2.997951</text:p>
          </table:table-cell>
          <table:table-cell office:value-type="float" office:value="2.99916" calcext:value-type="float">
            <text:p>2.99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675" calcext:value-type="float">
            <text:p>2.996675</text:p>
          </table:table-cell>
          <table:table-cell office:value-type="float" office:value="2.999272" calcext:value-type="float">
            <text:p>2.999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675" calcext:value-type="float">
            <text:p>2.996675</text:p>
          </table:table-cell>
          <table:table-cell office:value-type="float" office:value="2.999421" calcext:value-type="float">
            <text:p>2.999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675" calcext:value-type="float">
            <text:p>2.996675</text:p>
          </table:table-cell>
          <table:table-cell office:value-type="float" office:value="2.999336" calcext:value-type="float">
            <text:p>2.999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951" calcext:value-type="float">
            <text:p>2.997951</text:p>
          </table:table-cell>
          <table:table-cell office:value-type="float" office:value="2.999187" calcext:value-type="float">
            <text:p>2.999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675" calcext:value-type="float">
            <text:p>2.996675</text:p>
          </table:table-cell>
          <table:table-cell office:value-type="float" office:value="2.999208" calcext:value-type="float">
            <text:p>2.999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951" calcext:value-type="float">
            <text:p>2.997951</text:p>
          </table:table-cell>
          <table:table-cell office:value-type="float" office:value="2.999256" calcext:value-type="float">
            <text:p>2.999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503" calcext:value-type="float">
            <text:p>3.000503</text:p>
          </table:table-cell>
          <table:table-cell office:value-type="float" office:value="2.999251" calcext:value-type="float">
            <text:p>2.999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55" calcext:value-type="float">
            <text:p>3.003055</text:p>
          </table:table-cell>
          <table:table-cell office:value-type="float" office:value="2.999187" calcext:value-type="float">
            <text:p>2.999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883" calcext:value-type="float">
            <text:p>3.006883</text:p>
          </table:table-cell>
          <table:table-cell office:value-type="float" office:value="2.999098" calcext:value-type="float">
            <text:p>2.999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883" calcext:value-type="float">
            <text:p>3.006883</text:p>
          </table:table-cell>
          <table:table-cell office:value-type="float" office:value="3.001693" calcext:value-type="float">
            <text:p>3.001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331" calcext:value-type="float">
            <text:p>3.004331</text:p>
          </table:table-cell>
          <table:table-cell office:value-type="float" office:value="3.004883" calcext:value-type="float">
            <text:p>3.0048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331" calcext:value-type="float">
            <text:p>3.004331</text:p>
          </table:table-cell>
          <table:table-cell office:value-type="float" office:value="3.00668" calcext:value-type="float">
            <text:p>3.00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79" calcext:value-type="float">
            <text:p>3.001779</text:p>
          </table:table-cell>
          <table:table-cell office:value-type="float" office:value="3.006818" calcext:value-type="float">
            <text:p>3.006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227" calcext:value-type="float">
            <text:p>2.999227</text:p>
          </table:table-cell>
          <table:table-cell office:value-type="float" office:value="3.0054" calcext:value-type="float">
            <text:p>3.0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79" calcext:value-type="float">
            <text:p>3.001779</text:p>
          </table:table-cell>
          <table:table-cell office:value-type="float" office:value="3.001997" calcext:value-type="float">
            <text:p>3.001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79" calcext:value-type="float">
            <text:p>3.001779</text:p>
          </table:table-cell>
          <table:table-cell office:value-type="float" office:value="2.999084" calcext:value-type="float">
            <text:p>2.999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79" calcext:value-type="float">
            <text:p>3.001779</text:p>
          </table:table-cell>
          <table:table-cell office:value-type="float" office:value="2.996382" calcext:value-type="float">
            <text:p>2.996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503" calcext:value-type="float">
            <text:p>3.000503</text:p>
          </table:table-cell>
          <table:table-cell office:value-type="float" office:value="2.99826" calcext:value-type="float">
            <text:p>2.99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227" calcext:value-type="float">
            <text:p>2.999227</text:p>
          </table:table-cell>
          <table:table-cell office:value-type="float" office:value="2.999599" calcext:value-type="float">
            <text:p>2.999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675" calcext:value-type="float">
            <text:p>2.996675</text:p>
          </table:table-cell>
          <table:table-cell office:value-type="float" office:value="3.001921" calcext:value-type="float">
            <text:p>3.001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837" calcext:value-type="float">
            <text:p>2.998837</text:p>
          </table:table-cell>
          <table:table-cell office:value-type="float" office:value="3.004082" calcext:value-type="float">
            <text:p>3.004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113" calcext:value-type="float">
            <text:p>3.000113</text:p>
          </table:table-cell>
          <table:table-cell office:value-type="float" office:value="3.006272" calcext:value-type="float">
            <text:p>3.006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665" calcext:value-type="float">
            <text:p>3.002665</text:p>
          </table:table-cell>
          <table:table-cell office:value-type="float" office:value="3.008946" calcext:value-type="float">
            <text:p>3.008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217" calcext:value-type="float">
            <text:p>3.005217</text:p>
          </table:table-cell>
          <table:table-cell office:value-type="float" office:value="3.011328" calcext:value-type="float">
            <text:p>3.011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493" calcext:value-type="float">
            <text:p>3.006493</text:p>
          </table:table-cell>
          <table:table-cell office:value-type="float" office:value="3.013312" calcext:value-type="float">
            <text:p>3.013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217" calcext:value-type="float">
            <text:p>3.005217</text:p>
          </table:table-cell>
          <table:table-cell office:value-type="float" office:value="3.013906" calcext:value-type="float">
            <text:p>3.013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941" calcext:value-type="float">
            <text:p>3.003941</text:p>
          </table:table-cell>
          <table:table-cell office:value-type="float" office:value="3.013047" calcext:value-type="float">
            <text:p>3.013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389" calcext:value-type="float">
            <text:p>3.001389</text:p>
          </table:table-cell>
          <table:table-cell office:value-type="float" office:value="3.0118" calcext:value-type="float">
            <text:p>3.0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27" calcext:value-type="float">
            <text:p>3.000327</text:p>
          </table:table-cell>
          <table:table-cell office:value-type="float" office:value="3.010739" calcext:value-type="float">
            <text:p>3.01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55" calcext:value-type="float">
            <text:p>3.004155</text:p>
          </table:table-cell>
          <table:table-cell office:value-type="float" office:value="3.00915" calcext:value-type="float">
            <text:p>3.00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25" calcext:value-type="float">
            <text:p>3.003025</text:p>
          </table:table-cell>
          <table:table-cell office:value-type="float" office:value="3.00802" calcext:value-type="float">
            <text:p>3.00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25" calcext:value-type="float">
            <text:p>3.003025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301" calcext:value-type="float">
            <text:p>3.004301</text:p>
          </table:table-cell>
          <table:table-cell office:value-type="float" office:value="3.005965" calcext:value-type="float">
            <text:p>3.005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577" calcext:value-type="float">
            <text:p>3.005577</text:p>
          </table:table-cell>
          <table:table-cell office:value-type="float" office:value="3.004824" calcext:value-type="float">
            <text:p>3.004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577" calcext:value-type="float">
            <text:p>3.005577</text:p>
          </table:table-cell>
          <table:table-cell office:value-type="float" office:value="3.004161" calcext:value-type="float">
            <text:p>3.004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405" calcext:value-type="float">
            <text:p>3.009405</text:p>
          </table:table-cell>
          <table:table-cell office:value-type="float" office:value="3.002385" calcext:value-type="float">
            <text:p>3.002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129" calcext:value-type="float">
            <text:p>3.008129</text:p>
          </table:table-cell>
          <table:table-cell office:value-type="float" office:value="3.000802" calcext:value-type="float">
            <text:p>3.000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577" calcext:value-type="float">
            <text:p>3.005577</text:p>
          </table:table-cell>
          <table:table-cell office:value-type="float" office:value="3.000732" calcext:value-type="float">
            <text:p>3.000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25" calcext:value-type="float">
            <text:p>3.003025</text:p>
          </table:table-cell>
          <table:table-cell office:value-type="float" office:value="3.000564" calcext:value-type="float">
            <text:p>3.000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473" calcext:value-type="float">
            <text:p>3.000473</text:p>
          </table:table-cell>
          <table:table-cell office:value-type="float" office:value="2.9989" calcext:value-type="float">
            <text:p>2.9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197" calcext:value-type="float">
            <text:p>2.999197</text:p>
          </table:table-cell>
          <table:table-cell office:value-type="float" office:value="2.997824" calcext:value-type="float">
            <text:p>2.997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194" calcext:value-type="float">
            <text:p>2.998194</text:p>
          </table:table-cell>
          <table:table-cell office:value-type="float" office:value="2.996822" calcext:value-type="float">
            <text:p>2.996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746" calcext:value-type="float">
            <text:p>3.000746</text:p>
          </table:table-cell>
          <table:table-cell office:value-type="float" office:value="2.995901" calcext:value-type="float">
            <text:p>2.995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298" calcext:value-type="float">
            <text:p>3.003298</text:p>
          </table:table-cell>
          <table:table-cell office:value-type="float" office:value="2.99555" calcext:value-type="float">
            <text:p>2.99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85" calcext:value-type="float">
            <text:p>3.00585</text:p>
          </table:table-cell>
          <table:table-cell office:value-type="float" office:value="2.995829" calcext:value-type="float">
            <text:p>2.995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574" calcext:value-type="float">
            <text:p>3.004574</text:p>
          </table:table-cell>
          <table:table-cell office:value-type="float" office:value="2.999681" calcext:value-type="float">
            <text:p>2.999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298" calcext:value-type="float">
            <text:p>3.003298</text:p>
          </table:table-cell>
          <table:table-cell office:value-type="float" office:value="3.002791" calcext:value-type="float">
            <text:p>3.002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022" calcext:value-type="float">
            <text:p>3.002022</text:p>
          </table:table-cell>
          <table:table-cell office:value-type="float" office:value="3.004285" calcext:value-type="float">
            <text:p>3.004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47" calcext:value-type="float">
            <text:p>2.99947</text:p>
          </table:table-cell>
          <table:table-cell office:value-type="float" office:value="3.005413" calcext:value-type="float">
            <text:p>3.005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194" calcext:value-type="float">
            <text:p>2.998194</text:p>
          </table:table-cell>
          <table:table-cell office:value-type="float" office:value="3.005578" calcext:value-type="float">
            <text:p>3.005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194" calcext:value-type="float">
            <text:p>2.998194</text:p>
          </table:table-cell>
          <table:table-cell office:value-type="float" office:value="3.004771" calcext:value-type="float">
            <text:p>3.004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47" calcext:value-type="float">
            <text:p>2.99947</text:p>
          </table:table-cell>
          <table:table-cell office:value-type="float" office:value="3.003052" calcext:value-type="float">
            <text:p>3.003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746" calcext:value-type="float">
            <text:p>3.000746</text:p>
          </table:table-cell>
          <table:table-cell office:value-type="float" office:value="3.001955" calcext:value-type="float">
            <text:p>3.001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298" calcext:value-type="float">
            <text:p>3.003298</text:p>
          </table:table-cell>
          <table:table-cell office:value-type="float" office:value="3.001193" calcext:value-type="float">
            <text:p>3.001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298" calcext:value-type="float">
            <text:p>3.003298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022" calcext:value-type="float">
            <text:p>3.002022</text:p>
          </table:table-cell>
          <table:table-cell office:value-type="float" office:value="3.000856" calcext:value-type="float">
            <text:p>3.000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746" calcext:value-type="float">
            <text:p>3.000746</text:p>
          </table:table-cell>
          <table:table-cell office:value-type="float" office:value="3.001366" calcext:value-type="float">
            <text:p>3.001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47" calcext:value-type="float">
            <text:p>2.99947</text:p>
          </table:table-cell>
          <table:table-cell office:value-type="float" office:value="3.001626" calcext:value-type="float">
            <text:p>3.001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347" calcext:value-type="float">
            <text:p>2.999347</text:p>
          </table:table-cell>
          <table:table-cell office:value-type="float" office:value="3.001503" calcext:value-type="float">
            <text:p>3.001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347" calcext:value-type="float">
            <text:p>2.999347</text:p>
          </table:table-cell>
          <table:table-cell office:value-type="float" office:value="2.999746" calcext:value-type="float">
            <text:p>2.999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347" calcext:value-type="float">
            <text:p>2.999347</text:p>
          </table:table-cell>
          <table:table-cell office:value-type="float" office:value="2.998715" calcext:value-type="float">
            <text:p>2.998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347" calcext:value-type="float">
            <text:p>2.999347</text:p>
          </table:table-cell>
          <table:table-cell office:value-type="float" office:value="2.998106" calcext:value-type="float">
            <text:p>2.998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347" calcext:value-type="float">
            <text:p>2.999347</text:p>
          </table:table-cell>
          <table:table-cell office:value-type="float" office:value="2.998083" calcext:value-type="float">
            <text:p>2.998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623" calcext:value-type="float">
            <text:p>3.000623</text:p>
          </table:table-cell>
          <table:table-cell office:value-type="float" office:value="2.998257" calcext:value-type="float">
            <text:p>2.998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623" calcext:value-type="float">
            <text:p>3.000623</text:p>
          </table:table-cell>
          <table:table-cell office:value-type="float" office:value="2.998235" calcext:value-type="float">
            <text:p>2.998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98068" calcext:value-type="float">
            <text:p>2.998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175" calcext:value-type="float">
            <text:p>3.003175</text:p>
          </table:table-cell>
          <table:table-cell office:value-type="float" office:value="2.998025" calcext:value-type="float">
            <text:p>2.998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727" calcext:value-type="float">
            <text:p>3.005727</text:p>
          </table:table-cell>
          <table:table-cell office:value-type="float" office:value="2.997881" calcext:value-type="float">
            <text:p>2.9978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003" calcext:value-type="float">
            <text:p>3.007003</text:p>
          </table:table-cell>
          <table:table-cell office:value-type="float" office:value="2.997654" calcext:value-type="float">
            <text:p>2.997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727" calcext:value-type="float">
            <text:p>3.005727</text:p>
          </table:table-cell>
          <table:table-cell office:value-type="float" office:value="2.999157" calcext:value-type="float">
            <text:p>2.999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99758" calcext:value-type="float">
            <text:p>2.999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071" calcext:value-type="float">
            <text:p>2.998071</text:p>
          </table:table-cell>
          <table:table-cell office:value-type="float" office:value="2.998864" calcext:value-type="float">
            <text:p>2.9988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519" calcext:value-type="float">
            <text:p>2.995519</text:p>
          </table:table-cell>
          <table:table-cell office:value-type="float" office:value="2.996452" calcext:value-type="float">
            <text:p>2.996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4243" calcext:value-type="float">
            <text:p>2.994243</text:p>
          </table:table-cell>
          <table:table-cell office:value-type="float" office:value="2.993905" calcext:value-type="float">
            <text:p>2.993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071" calcext:value-type="float">
            <text:p>2.998071</text:p>
          </table:table-cell>
          <table:table-cell office:value-type="float" office:value="2.991081" calcext:value-type="float">
            <text:p>2.991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88687" calcext:value-type="float">
            <text:p>2.988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91524" calcext:value-type="float">
            <text:p>2.991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451" calcext:value-type="float">
            <text:p>3.004451</text:p>
          </table:table-cell>
          <table:table-cell office:value-type="float" office:value="2.995112" calcext:value-type="float">
            <text:p>2.995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451" calcext:value-type="float">
            <text:p>3.004451</text:p>
          </table:table-cell>
          <table:table-cell office:value-type="float" office:value="2.999837" calcext:value-type="float">
            <text:p>2.999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175" calcext:value-type="float">
            <text:p>3.003175</text:p>
          </table:table-cell>
          <table:table-cell office:value-type="float" office:value="3.003277" calcext:value-type="float">
            <text:p>3.003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235" calcext:value-type="float">
            <text:p>3.005235</text:p>
          </table:table-cell>
          <table:table-cell office:value-type="float" office:value="3.005337" calcext:value-type="float">
            <text:p>3.005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445" calcext:value-type="float">
            <text:p>3.003445</text:p>
          </table:table-cell>
          <table:table-cell office:value-type="float" office:value="3.003547" calcext:value-type="float">
            <text:p>3.003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721" calcext:value-type="float">
            <text:p>3.004721</text:p>
          </table:table-cell>
          <table:table-cell office:value-type="float" office:value="3.001704" calcext:value-type="float">
            <text:p>3.001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997" calcext:value-type="float">
            <text:p>3.005997</text:p>
          </table:table-cell>
          <table:table-cell office:value-type="float" office:value="2.999968" calcext:value-type="float">
            <text:p>2.999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549" calcext:value-type="float">
            <text:p>3.008549</text:p>
          </table:table-cell>
          <table:table-cell office:value-type="float" office:value="3.001303" calcext:value-type="float">
            <text:p>3.001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273" calcext:value-type="float">
            <text:p>3.007273</text:p>
          </table:table-cell>
          <table:table-cell office:value-type="float" office:value="3.003017" calcext:value-type="float">
            <text:p>3.00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997" calcext:value-type="float">
            <text:p>3.005997</text:p>
          </table:table-cell>
          <table:table-cell office:value-type="float" office:value="3.004949" calcext:value-type="float">
            <text:p>3.004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997" calcext:value-type="float">
            <text:p>3.005997</text:p>
          </table:table-cell>
          <table:table-cell office:value-type="float" office:value="3.005212" calcext:value-type="float">
            <text:p>3.005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997" calcext:value-type="float">
            <text:p>3.005997</text:p>
          </table:table-cell>
          <table:table-cell office:value-type="float" office:value="3.005978" calcext:value-type="float">
            <text:p>3.005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286" calcext:value-type="float">
            <text:p>3.007286</text:p>
          </table:table-cell>
          <table:table-cell office:value-type="float" office:value="3.007267" calcext:value-type="float">
            <text:p>3.007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304" calcext:value-type="float">
            <text:p>3.008304</text:p>
          </table:table-cell>
          <table:table-cell office:value-type="float" office:value="3.008285" calcext:value-type="float">
            <text:p>3.008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304" calcext:value-type="float">
            <text:p>3.008304</text:p>
          </table:table-cell>
          <table:table-cell office:value-type="float" office:value="3.009243" calcext:value-type="float">
            <text:p>3.009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028" calcext:value-type="float">
            <text:p>3.007028</text:p>
          </table:table-cell>
          <table:table-cell office:value-type="float" office:value="3.009526" calcext:value-type="float">
            <text:p>3.009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028" calcext:value-type="float">
            <text:p>3.007028</text:p>
          </table:table-cell>
          <table:table-cell office:value-type="float" office:value="3.009078" calcext:value-type="float">
            <text:p>3.009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028" calcext:value-type="float">
            <text:p>3.007028</text:p>
          </table:table-cell>
          <table:table-cell office:value-type="float" office:value="3.008528" calcext:value-type="float">
            <text:p>3.008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028" calcext:value-type="float">
            <text:p>3.007028</text:p>
          </table:table-cell>
          <table:table-cell office:value-type="float" office:value="3.008325" calcext:value-type="float">
            <text:p>3.008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851" calcext:value-type="float">
            <text:p>3.006851</text:p>
          </table:table-cell>
          <table:table-cell office:value-type="float" office:value="3.008149" calcext:value-type="float">
            <text:p>3.008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323" calcext:value-type="float">
            <text:p>3.006323</text:p>
          </table:table-cell>
          <table:table-cell office:value-type="float" office:value="3.007621" calcext:value-type="float">
            <text:p>3.007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875" calcext:value-type="float">
            <text:p>3.008875</text:p>
          </table:table-cell>
          <table:table-cell office:value-type="float" office:value="3.006971" calcext:value-type="float">
            <text:p>3.006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599" calcext:value-type="float">
            <text:p>3.007599</text:p>
          </table:table-cell>
          <table:table-cell office:value-type="float" office:value="3.006359" calcext:value-type="float">
            <text:p>3.006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771" calcext:value-type="float">
            <text:p>3.003771</text:p>
          </table:table-cell>
          <table:table-cell office:value-type="float" office:value="3.005193" calcext:value-type="float">
            <text:p>3.005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43" calcext:value-type="float">
            <text:p>2.999943</text:p>
          </table:table-cell>
          <table:table-cell office:value-type="float" office:value="3.002165" calcext:value-type="float">
            <text:p>3.002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391" calcext:value-type="float">
            <text:p>2.997391</text:p>
          </table:table-cell>
          <table:table-cell office:value-type="float" office:value="2.997205" calcext:value-type="float">
            <text:p>2.997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115" calcext:value-type="float">
            <text:p>2.996115</text:p>
          </table:table-cell>
          <table:table-cell office:value-type="float" office:value="2.99263" calcext:value-type="float">
            <text:p>2.99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4839" calcext:value-type="float">
            <text:p>2.994839</text:p>
          </table:table-cell>
          <table:table-cell office:value-type="float" office:value="2.988986" calcext:value-type="float">
            <text:p>2.988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115" calcext:value-type="float">
            <text:p>2.996115</text:p>
          </table:table-cell>
          <table:table-cell office:value-type="float" office:value="2.985844" calcext:value-type="float">
            <text:p>2.985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667" calcext:value-type="float">
            <text:p>2.998667</text:p>
          </table:table-cell>
          <table:table-cell office:value-type="float" office:value="2.982615" calcext:value-type="float">
            <text:p>2.982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667" calcext:value-type="float">
            <text:p>2.998667</text:p>
          </table:table-cell>
          <table:table-cell office:value-type="float" office:value="2.979824" calcext:value-type="float">
            <text:p>2.979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391" calcext:value-type="float">
            <text:p>2.997391</text:p>
          </table:table-cell>
          <table:table-cell office:value-type="float" office:value="2.980438" calcext:value-type="float">
            <text:p>2.980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563" calcext:value-type="float">
            <text:p>2.993563</text:p>
          </table:table-cell>
          <table:table-cell office:value-type="float" office:value="2.980069" calcext:value-type="float">
            <text:p>2.980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287" calcext:value-type="float">
            <text:p>2.992287</text:p>
          </table:table-cell>
          <table:table-cell office:value-type="float" office:value="2.980536" calcext:value-type="float">
            <text:p>2.980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287" calcext:value-type="float">
            <text:p>2.992287</text:p>
          </table:table-cell>
          <table:table-cell office:value-type="float" office:value="2.980711" calcext:value-type="float">
            <text:p>2.980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563" calcext:value-type="float">
            <text:p>2.993563</text:p>
          </table:table-cell>
          <table:table-cell office:value-type="float" office:value="2.979186" calcext:value-type="float">
            <text:p>2.979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115" calcext:value-type="float">
            <text:p>2.996115</text:p>
          </table:table-cell>
          <table:table-cell office:value-type="float" office:value="2.976253" calcext:value-type="float">
            <text:p>2.976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115" calcext:value-type="float">
            <text:p>2.996115</text:p>
          </table:table-cell>
          <table:table-cell office:value-type="float" office:value="2.977341" calcext:value-type="float">
            <text:p>2.977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43" calcext:value-type="float">
            <text:p>2.999943</text:p>
          </table:table-cell>
          <table:table-cell office:value-type="float" office:value="2.978006" calcext:value-type="float">
            <text:p>2.978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219" calcext:value-type="float">
            <text:p>3.001219</text:p>
          </table:table-cell>
          <table:table-cell office:value-type="float" office:value="2.979409" calcext:value-type="float">
            <text:p>2.979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284" calcext:value-type="float">
            <text:p>3.002284</text:p>
          </table:table-cell>
          <table:table-cell office:value-type="float" office:value="2.980474" calcext:value-type="float">
            <text:p>2.980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732" calcext:value-type="float">
            <text:p>2.999732</text:p>
          </table:table-cell>
          <table:table-cell office:value-type="float" office:value="2.981411" calcext:value-type="float">
            <text:p>2.98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904" calcext:value-type="float">
            <text:p>2.995904</text:p>
          </table:table-cell>
          <table:table-cell office:value-type="float" office:value="2.982727" calcext:value-type="float">
            <text:p>2.982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986" calcext:value-type="float">
            <text:p>2.993986</text:p>
          </table:table-cell>
          <table:table-cell office:value-type="float" office:value="2.980808" calcext:value-type="float">
            <text:p>2.980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986" calcext:value-type="float">
            <text:p>2.993986</text:p>
          </table:table-cell>
          <table:table-cell office:value-type="float" office:value="2.978446" calcext:value-type="float">
            <text:p>2.978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2" calcext:value-type="float">
            <text:p>2.995262</text:p>
          </table:table-cell>
          <table:table-cell office:value-type="float" office:value="2.975834" calcext:value-type="float">
            <text:p>2.975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538" calcext:value-type="float">
            <text:p>2.996538</text:p>
          </table:table-cell>
          <table:table-cell office:value-type="float" office:value="2.973626" calcext:value-type="float">
            <text:p>2.973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2" calcext:value-type="float">
            <text:p>2.995262</text:p>
          </table:table-cell>
          <table:table-cell office:value-type="float" office:value="2.972577" calcext:value-type="float">
            <text:p>2.972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71" calcext:value-type="float">
            <text:p>2.99271</text:p>
          </table:table-cell>
          <table:table-cell office:value-type="float" office:value="2.973369" calcext:value-type="float">
            <text:p>2.973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71" calcext:value-type="float">
            <text:p>2.99271</text:p>
          </table:table-cell>
          <table:table-cell office:value-type="float" office:value="2.974152" calcext:value-type="float">
            <text:p>2.974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271" calcext:value-type="float">
            <text:p>2.99271</text:p>
          </table:table-cell>
          <table:table-cell office:value-type="float" office:value="2.974124" calcext:value-type="float">
            <text:p>2.974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2" calcext:value-type="float">
            <text:p>2.995262</text:p>
          </table:table-cell>
          <table:table-cell office:value-type="float" office:value="2.97399" calcext:value-type="float">
            <text:p>2.97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" calcext:value-type="float">
            <text:p>2.99526</text:p>
          </table:table-cell>
          <table:table-cell office:value-type="float" office:value="2.973989" calcext:value-type="float">
            <text:p>2.973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984" calcext:value-type="float">
            <text:p>2.993984</text:p>
          </table:table-cell>
          <table:table-cell office:value-type="float" office:value="2.976016" calcext:value-type="float">
            <text:p>2.976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" calcext:value-type="float">
            <text:p>2.99526</text:p>
          </table:table-cell>
          <table:table-cell office:value-type="float" office:value="2.979462" calcext:value-type="float">
            <text:p>2.9794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6" calcext:value-type="float">
            <text:p>2.99526</text:p>
          </table:table-cell>
          <table:table-cell office:value-type="float" office:value="2.982045" calcext:value-type="float">
            <text:p>2.98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536" calcext:value-type="float">
            <text:p>2.996536</text:p>
          </table:table-cell>
          <table:table-cell office:value-type="float" office:value="2.983355" calcext:value-type="float">
            <text:p>2.983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64" calcext:value-type="float">
            <text:p>3.000364</text:p>
          </table:table-cell>
          <table:table-cell office:value-type="float" office:value="2.984312" calcext:value-type="float">
            <text:p>2.984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64" calcext:value-type="float">
            <text:p>3.00164</text:p>
          </table:table-cell>
          <table:table-cell office:value-type="float" office:value="2.983763" calcext:value-type="float">
            <text:p>2.983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64" calcext:value-type="float">
            <text:p>3.000364</text:p>
          </table:table-cell>
          <table:table-cell office:value-type="float" office:value="2.984585" calcext:value-type="float">
            <text:p>2.984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88" calcext:value-type="float">
            <text:p>2.999088</text:p>
          </table:table-cell>
          <table:table-cell office:value-type="float" office:value="2.986557" calcext:value-type="float">
            <text:p>2.986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812" calcext:value-type="float">
            <text:p>2.997812</text:p>
          </table:table-cell>
          <table:table-cell office:value-type="float" office:value="2.986491" calcext:value-type="float">
            <text:p>2.986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812" calcext:value-type="float">
            <text:p>2.997812</text:p>
          </table:table-cell>
          <table:table-cell office:value-type="float" office:value="2.984925" calcext:value-type="float">
            <text:p>2.984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64" calcext:value-type="float">
            <text:p>3.000364</text:p>
          </table:table-cell>
          <table:table-cell office:value-type="float" office:value="2.983299" calcext:value-type="float">
            <text:p>2.983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64" calcext:value-type="float">
            <text:p>3.00164</text:p>
          </table:table-cell>
          <table:table-cell office:value-type="float" office:value="2.982149" calcext:value-type="float">
            <text:p>2.982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916" calcext:value-type="float">
            <text:p>3.002916</text:p>
          </table:table-cell>
          <table:table-cell office:value-type="float" office:value="2.984427" calcext:value-type="float">
            <text:p>2.984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92" calcext:value-type="float">
            <text:p>3.004192</text:p>
          </table:table-cell>
          <table:table-cell office:value-type="float" office:value="2.986313" calcext:value-type="float">
            <text:p>2.986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468" calcext:value-type="float">
            <text:p>3.005468</text:p>
          </table:table-cell>
          <table:table-cell office:value-type="float" office:value="2.988035" calcext:value-type="float">
            <text:p>2.988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953" calcext:value-type="float">
            <text:p>3.006953</text:p>
          </table:table-cell>
          <table:table-cell office:value-type="float" office:value="2.989521" calcext:value-type="float">
            <text:p>2.989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401" calcext:value-type="float">
            <text:p>3.004401</text:p>
          </table:table-cell>
          <table:table-cell office:value-type="float" office:value="2.990613" calcext:value-type="float">
            <text:p>2.990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125" calcext:value-type="float">
            <text:p>3.003125</text:p>
          </table:table-cell>
          <table:table-cell office:value-type="float" office:value="2.991621" calcext:value-type="float">
            <text:p>2.991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125" calcext:value-type="float">
            <text:p>3.003125</text:p>
          </table:table-cell>
          <table:table-cell office:value-type="float" office:value="2.990351" calcext:value-type="float">
            <text:p>2.990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401" calcext:value-type="float">
            <text:p>3.004401</text:p>
          </table:table-cell>
          <table:table-cell office:value-type="float" office:value="2.989771" calcext:value-type="float">
            <text:p>2.989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953" calcext:value-type="float">
            <text:p>3.006953</text:p>
          </table:table-cell>
          <table:table-cell office:value-type="float" office:value="2.989263" calcext:value-type="float">
            <text:p>2.989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506" calcext:value-type="float">
            <text:p>3.009506</text:p>
          </table:table-cell>
          <table:table-cell office:value-type="float" office:value="2.989342" calcext:value-type="float">
            <text:p>2.989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506" calcext:value-type="float">
            <text:p>3.009506</text:p>
          </table:table-cell>
          <table:table-cell office:value-type="float" office:value="2.991313" calcext:value-type="float">
            <text:p>2.991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12503" calcext:value-type="float">
            <text:p>3.012503</text:p>
          </table:table-cell>
          <table:table-cell office:value-type="float" office:value="2.994311" calcext:value-type="float">
            <text:p>2.994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951" calcext:value-type="float">
            <text:p>3.009951</text:p>
          </table:table-cell>
          <table:table-cell office:value-type="float" office:value="2.994436" calcext:value-type="float">
            <text:p>2.994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399" calcext:value-type="float">
            <text:p>3.007399</text:p>
          </table:table-cell>
          <table:table-cell office:value-type="float" office:value="2.993834" calcext:value-type="float">
            <text:p>2.993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847" calcext:value-type="float">
            <text:p>3.004847</text:p>
          </table:table-cell>
          <table:table-cell office:value-type="float" office:value="2.993301" calcext:value-type="float">
            <text:p>2.993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571" calcext:value-type="float">
            <text:p>3.003571</text:p>
          </table:table-cell>
          <table:table-cell office:value-type="float" office:value="2.992498" calcext:value-type="float">
            <text:p>2.992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571" calcext:value-type="float">
            <text:p>3.003571</text:p>
          </table:table-cell>
          <table:table-cell office:value-type="float" office:value="2.991731" calcext:value-type="float">
            <text:p>2.991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295" calcext:value-type="float">
            <text:p>3.002295</text:p>
          </table:table-cell>
          <table:table-cell office:value-type="float" office:value="2.990802" calcext:value-type="float">
            <text:p>2.9908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295" calcext:value-type="float">
            <text:p>3.002295</text:p>
          </table:table-cell>
          <table:table-cell office:value-type="float" office:value="2.989901" calcext:value-type="float">
            <text:p>2.9899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41" calcext:value-type="float">
            <text:p>3.001741</text:p>
          </table:table-cell>
          <table:table-cell office:value-type="float" office:value="2.989347" calcext:value-type="float">
            <text:p>2.9893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89506" calcext:value-type="float">
            <text:p>2.989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89856" calcext:value-type="float">
            <text:p>2.989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899" calcext:value-type="float">
            <text:p>3.001899</text:p>
          </table:table-cell>
          <table:table-cell office:value-type="float" office:value="2.989909" calcext:value-type="float">
            <text:p>2.989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644" calcext:value-type="float">
            <text:p>3.001644</text:p>
          </table:table-cell>
          <table:table-cell office:value-type="float" office:value="2.989653" calcext:value-type="float">
            <text:p>2.989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525" calcext:value-type="float">
            <text:p>3.001525</text:p>
          </table:table-cell>
          <table:table-cell office:value-type="float" office:value="2.989535" calcext:value-type="float">
            <text:p>2.989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69" calcext:value-type="float">
            <text:p>3.00169</text:p>
          </table:table-cell>
          <table:table-cell office:value-type="float" office:value="2.9897" calcext:value-type="float">
            <text:p>2.9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79" calcext:value-type="float">
            <text:p>2.98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614" calcext:value-type="float">
            <text:p>2.9896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427" calcext:value-type="float">
            <text:p>2.989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443" calcext:value-type="float">
            <text:p>2.989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533" calcext:value-type="float">
            <text:p>2.9895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49" calcext:value-type="float">
            <text:p>2.98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057" calcext:value-type="float">
            <text:p>3.003057</text:p>
          </table:table-cell>
          <table:table-cell office:value-type="float" office:value="2.989388" calcext:value-type="float">
            <text:p>2.989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781" calcext:value-type="float">
            <text:p>3.001781</text:p>
          </table:table-cell>
          <table:table-cell office:value-type="float" office:value="2.989276" calcext:value-type="float">
            <text:p>2.989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333" calcext:value-type="float">
            <text:p>3.004333</text:p>
          </table:table-cell>
          <table:table-cell office:value-type="float" office:value="2.988925" calcext:value-type="float">
            <text:p>2.988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885" calcext:value-type="float">
            <text:p>3.006885</text:p>
          </table:table-cell>
          <table:table-cell office:value-type="float" office:value="2.988285" calcext:value-type="float">
            <text:p>2.988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9437" calcext:value-type="float">
            <text:p>3.009437</text:p>
          </table:table-cell>
          <table:table-cell office:value-type="float" office:value="2.987742" calcext:value-type="float">
            <text:p>2.987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8841" calcext:value-type="float">
            <text:p>3.008841</text:p>
          </table:table-cell>
          <table:table-cell office:value-type="float" office:value="2.987146" calcext:value-type="float">
            <text:p>2.987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289" calcext:value-type="float">
            <text:p>3.006289</text:p>
          </table:table-cell>
          <table:table-cell office:value-type="float" office:value="2.987866" calcext:value-type="float">
            <text:p>2.987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737" calcext:value-type="float">
            <text:p>3.003737</text:p>
          </table:table-cell>
          <table:table-cell office:value-type="float" office:value="2.987099" calcext:value-type="float">
            <text:p>2.987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09" calcext:value-type="float">
            <text:p>2.999909</text:p>
          </table:table-cell>
          <table:table-cell office:value-type="float" office:value="2.985359" calcext:value-type="float">
            <text:p>2.985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357" calcext:value-type="float">
            <text:p>2.997357</text:p>
          </table:table-cell>
          <table:table-cell office:value-type="float" office:value="2.981738" calcext:value-type="float">
            <text:p>2.981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633" calcext:value-type="float">
            <text:p>2.998633</text:p>
          </table:table-cell>
          <table:table-cell office:value-type="float" office:value="2.977801" calcext:value-type="float">
            <text:p>2.9778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09" calcext:value-type="float">
            <text:p>2.999909</text:p>
          </table:table-cell>
          <table:table-cell office:value-type="float" office:value="2.97411" calcext:value-type="float">
            <text:p>2.97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8633" calcext:value-type="float">
            <text:p>2.998633</text:p>
          </table:table-cell>
          <table:table-cell office:value-type="float" office:value="2.974699" calcext:value-type="float">
            <text:p>2.974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09" calcext:value-type="float">
            <text:p>2.999909</text:p>
          </table:table-cell>
          <table:table-cell office:value-type="float" office:value="2.976948" calcext:value-type="float">
            <text:p>2.976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013" calcext:value-type="float">
            <text:p>3.005013</text:p>
          </table:table-cell>
          <table:table-cell office:value-type="float" office:value="2.979667" calcext:value-type="float">
            <text:p>2.979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368" calcext:value-type="float">
            <text:p>3.007368</text:p>
          </table:table-cell>
          <table:table-cell office:value-type="float" office:value="2.982022" calcext:value-type="float">
            <text:p>2.98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368" calcext:value-type="float">
            <text:p>3.007368</text:p>
          </table:table-cell>
          <table:table-cell office:value-type="float" office:value="2.984435" calcext:value-type="float">
            <text:p>2.984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7368" calcext:value-type="float">
            <text:p>3.007368</text:p>
          </table:table-cell>
          <table:table-cell office:value-type="float" office:value="2.986808" calcext:value-type="float">
            <text:p>2.986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092" calcext:value-type="float">
            <text:p>3.006092</text:p>
          </table:table-cell>
          <table:table-cell office:value-type="float" office:value="2.987463" calcext:value-type="float">
            <text:p>2.987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354" calcext:value-type="float">
            <text:p>3.00354</text:p>
          </table:table-cell>
          <table:table-cell office:value-type="float" office:value="2.988225" calcext:value-type="float">
            <text:p>2.988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988" calcext:value-type="float">
            <text:p>3.000988</text:p>
          </table:table-cell>
          <table:table-cell office:value-type="float" office:value="2.988446" calcext:value-type="float">
            <text:p>2.988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988" calcext:value-type="float">
            <text:p>3.000988</text:p>
          </table:table-cell>
          <table:table-cell office:value-type="float" office:value="2.987103" calcext:value-type="float">
            <text:p>2.987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986" calcext:value-type="float">
            <text:p>2.999986</text:p>
          </table:table-cell>
          <table:table-cell office:value-type="float" office:value="2.986101" calcext:value-type="float">
            <text:p>2.986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538" calcext:value-type="float">
            <text:p>3.002538</text:p>
          </table:table-cell>
          <table:table-cell office:value-type="float" office:value="2.984747" calcext:value-type="float">
            <text:p>2.984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584" calcext:value-type="float">
            <text:p>3.001584</text:p>
          </table:table-cell>
          <table:table-cell office:value-type="float" office:value="2.983793" calcext:value-type="float">
            <text:p>2.983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584" calcext:value-type="float">
            <text:p>3.001584</text:p>
          </table:table-cell>
          <table:table-cell office:value-type="float" office:value="2.983884" calcext:value-type="float">
            <text:p>2.983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453" calcext:value-type="float">
            <text:p>2.984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756" calcext:value-type="float">
            <text:p>2.997756</text:p>
          </table:table-cell>
          <table:table-cell office:value-type="float" office:value="2.98459" calcext:value-type="float">
            <text:p>2.98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48" calcext:value-type="float">
            <text:p>2.99648</text:p>
          </table:table-cell>
          <table:table-cell office:value-type="float" office:value="2.984569" calcext:value-type="float">
            <text:p>2.984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48" calcext:value-type="float">
            <text:p>2.99648</text:p>
          </table:table-cell>
          <table:table-cell office:value-type="float" office:value="2.984622" calcext:value-type="float">
            <text:p>2.984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7756" calcext:value-type="float">
            <text:p>2.997756</text:p>
          </table:table-cell>
          <table:table-cell office:value-type="float" office:value="2.984658" calcext:value-type="float">
            <text:p>2.984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583" calcext:value-type="float">
            <text:p>2.984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503" calcext:value-type="float">
            <text:p>2.984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519" calcext:value-type="float">
            <text:p>2.984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523" calcext:value-type="float">
            <text:p>2.984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507" calcext:value-type="float">
            <text:p>2.984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84464" calcext:value-type="float">
            <text:p>2.984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08" calcext:value-type="float">
            <text:p>3.000308</text:p>
          </table:table-cell>
          <table:table-cell office:value-type="float" office:value="2.984474" calcext:value-type="float">
            <text:p>2.984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1584" calcext:value-type="float">
            <text:p>3.001584</text:p>
          </table:table-cell>
          <table:table-cell office:value-type="float" office:value="2.984495" calcext:value-type="float">
            <text:p>2.984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286" calcext:value-type="float">
            <text:p>3.00286</text:p>
          </table:table-cell>
          <table:table-cell office:value-type="float" office:value="2.984468" calcext:value-type="float">
            <text:p>2.984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36" calcext:value-type="float">
            <text:p>3.004136</text:p>
          </table:table-cell>
          <table:table-cell office:value-type="float" office:value="2.984409" calcext:value-type="float">
            <text:p>2.984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688" calcext:value-type="float">
            <text:p>3.006688</text:p>
          </table:table-cell>
          <table:table-cell office:value-type="float" office:value="2.984356" calcext:value-type="float">
            <text:p>2.984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6688" calcext:value-type="float">
            <text:p>3.006688</text:p>
          </table:table-cell>
          <table:table-cell office:value-type="float" office:value="2.984086" calcext:value-type="float">
            <text:p>2.984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4136" calcext:value-type="float">
            <text:p>3.004136</text:p>
          </table:table-cell>
          <table:table-cell office:value-type="float" office:value="2.982255" calcext:value-type="float">
            <text:p>2.982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0308" calcext:value-type="float">
            <text:p>3.000308</text:p>
          </table:table-cell>
          <table:table-cell office:value-type="float" office:value="2.979922" calcext:value-type="float">
            <text:p>2.979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9032" calcext:value-type="float">
            <text:p>2.999032</text:p>
          </table:table-cell>
          <table:table-cell office:value-type="float" office:value="2.977711" calcext:value-type="float">
            <text:p>2.977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04" calcext:value-type="float">
            <text:p>2.995204</text:p>
          </table:table-cell>
          <table:table-cell office:value-type="float" office:value="2.974463" calcext:value-type="float">
            <text:p>2.974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5204" calcext:value-type="float">
            <text:p>2.995204</text:p>
          </table:table-cell>
          <table:table-cell office:value-type="float" office:value="2.971178" calcext:value-type="float">
            <text:p>2.971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3928" calcext:value-type="float">
            <text:p>2.993928</text:p>
          </table:table-cell>
          <table:table-cell office:value-type="float" office:value="2.969366" calcext:value-type="float">
            <text:p>2.969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9648" calcext:value-type="float">
            <text:p>2.99648</text:p>
          </table:table-cell>
          <table:table-cell office:value-type="float" office:value="2.971163" calcext:value-type="float">
            <text:p>2.971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05412" calcext:value-type="float">
            <text:p>3.005412</text:p>
          </table:table-cell>
          <table:table-cell office:value-type="float" office:value="2.973071" calcext:value-type="float">
            <text:p>2.97307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5:27:49.999113803</meta:creation-date>
    <dc:date>2017-11-05T15:30:22.071661801</dc:date>
    <meta:editing-duration>PT2M32S</meta:editing-duration>
    <meta:editing-cycles>1</meta:editing-cycles>
    <meta:document-statistic meta:table-count="1" meta:cell-count="10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16cm" svg:height="23.482cm" xlink:href=".." xlink:type="simple" chart:class="chart:line" chart:style-name="ch1">
        <chart:legend chart:legend-position="end" svg:x="38.064cm" svg:y="10.944cm" style:legend-expansion="high" chart:style-name="ch2"/>
        <chart:plot-area chart:style-name="ch3" table:cell-range-address="Sheet1.A1:Sheet1.C354" svg:x="0.818cm" svg:y="0.469cm" svg:width="36.428cm" svg:height="22.544cm">
          <chartooo:coordinate-region svg:x="1.651cm" svg:y="0.668cm" svg:width="35.595cm" svg:height="22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54" chart:class="chart:line">
            <chart:data-point chart:repeated="354"/>
          </chart:series>
          <chart:series chart:style-name="ch7" chart:values-cell-range-address="Sheet1.B1:Sheet1.B354" chart:class="chart:line">
            <chart:data-point chart:repeated="354"/>
          </chart:series>
          <chart:series chart:style-name="ch8" chart:values-cell-range-address="Sheet1.C1:Sheet1.C354" chart:class="chart:line">
            <chart:data-point chart:repeated="3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54</svg:desc>
                </draw:g>
              </table:table-cell>
              <table:table-cell office:value-type="float" office:value="0.000024">
                <text:p>0.000024</text:p>
                <draw:g>
                  <svg:desc>Sheet1.B1:Sheet1.B354</svg:desc>
                </draw:g>
              </table:table-cell>
              <table:table-cell office:value-type="float" office:value="3">
                <text:p>3</text:p>
                <draw:g>
                  <svg:desc>Sheet1.C1:Sheet1.C3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24">
                <text:p>0.000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86">
                <text:p>-0.000086</text:p>
              </table:table-cell>
              <table:table-cell office:value-type="float" office:value="-0.000061">
                <text:p>-0.000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155">
                <text:p>-0.000155</text:p>
              </table:table-cell>
              <table:table-cell office:value-type="float" office:value="-0.000131">
                <text:p>-0.000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409">
                <text:p>0.018409</text:p>
              </table:table-cell>
              <table:table-cell office:value-type="float" office:value="0.018433">
                <text:p>0.018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473">
                <text:p>0.061473</text:p>
              </table:table-cell>
              <table:table-cell office:value-type="float" office:value="0.061497">
                <text:p>0.061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6158">
                <text:p>0.116158</text:p>
              </table:table-cell>
              <table:table-cell office:value-type="float" office:value="0.116182">
                <text:p>0.116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494">
                <text:p>0.176494</text:p>
              </table:table-cell>
              <table:table-cell office:value-type="float" office:value="0.176518">
                <text:p>0.176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0951">
                <text:p>0.240951</text:p>
              </table:table-cell>
              <table:table-cell office:value-type="float" office:value="0.240975">
                <text:p>0.240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8233">
                <text:p>0.308233</text:p>
              </table:table-cell>
              <table:table-cell office:value-type="float" office:value="0.308257">
                <text:p>0.308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709">
                <text:p>0.376709</text:p>
              </table:table-cell>
              <table:table-cell office:value-type="float" office:value="0.376733">
                <text:p>0.376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2633">
                <text:p>0.442633</text:p>
              </table:table-cell>
              <table:table-cell office:value-type="float" office:value="0.442657">
                <text:p>0.442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565">
                <text:p>0.503565</text:p>
              </table:table-cell>
              <table:table-cell office:value-type="float" office:value="0.503589">
                <text:p>0.503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5281">
                <text:p>0.555281</text:p>
              </table:table-cell>
              <table:table-cell office:value-type="float" office:value="0.555305">
                <text:p>0.555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9883">
                <text:p>0.599883</text:p>
              </table:table-cell>
              <table:table-cell office:value-type="float" office:value="0.599907">
                <text:p>0.599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344">
                <text:p>0.640344</text:p>
              </table:table-cell>
              <table:table-cell office:value-type="float" office:value="0.640368">
                <text:p>0.640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839">
                <text:p>0.683839</text:p>
              </table:table-cell>
              <table:table-cell office:value-type="float" office:value="0.683863">
                <text:p>0.683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3226">
                <text:p>0.733226</text:p>
              </table:table-cell>
              <table:table-cell office:value-type="float" office:value="0.73325">
                <text:p>0.73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3797">
                <text:p>0.783797</text:p>
              </table:table-cell>
              <table:table-cell office:value-type="float" office:value="0.783821">
                <text:p>0.78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283">
                <text:p>0.83283</text:p>
              </table:table-cell>
              <table:table-cell office:value-type="float" office:value="0.832854">
                <text:p>0.832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3137">
                <text:p>0.883137</text:p>
              </table:table-cell>
              <table:table-cell office:value-type="float" office:value="0.883161">
                <text:p>0.883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1736">
                <text:p>0.931736</text:p>
              </table:table-cell>
              <table:table-cell office:value-type="float" office:value="0.93176">
                <text:p>0.93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314">
                <text:p>0.982314</text:p>
              </table:table-cell>
              <table:table-cell office:value-type="float" office:value="0.982338">
                <text:p>0.982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4693">
                <text:p>1.034693</text:p>
              </table:table-cell>
              <table:table-cell office:value-type="float" office:value="1.034717">
                <text:p>1.034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6453">
                <text:p>1.086453</text:p>
              </table:table-cell>
              <table:table-cell office:value-type="float" office:value="1.086477">
                <text:p>1.086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4153">
                <text:p>1.14153</text:p>
              </table:table-cell>
              <table:table-cell office:value-type="float" office:value="1.141554">
                <text:p>1.141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95653">
                <text:p>1.195653</text:p>
              </table:table-cell>
              <table:table-cell office:value-type="float" office:value="1.195677">
                <text:p>1.195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49745">
                <text:p>1.249745</text:p>
              </table:table-cell>
              <table:table-cell office:value-type="float" office:value="1.249769">
                <text:p>1.249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3336">
                <text:p>1.303336</text:p>
              </table:table-cell>
              <table:table-cell office:value-type="float" office:value="1.30336">
                <text:p>1.30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283">
                <text:p>1.35283</text:p>
              </table:table-cell>
              <table:table-cell office:value-type="float" office:value="1.352854">
                <text:p>1.352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00957">
                <text:p>1.400957</text:p>
              </table:table-cell>
              <table:table-cell office:value-type="float" office:value="1.400981">
                <text:p>1.400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9396">
                <text:p>1.449396</text:p>
              </table:table-cell>
              <table:table-cell office:value-type="float" office:value="1.44942">
                <text:p>1.44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97788">
                <text:p>1.497788</text:p>
              </table:table-cell>
              <table:table-cell office:value-type="float" office:value="1.497812">
                <text:p>1.497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45976">
                <text:p>1.545976</text:p>
              </table:table-cell>
              <table:table-cell office:value-type="float" office:value="1.546">
                <text:p>1.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94585">
                <text:p>1.594585</text:p>
              </table:table-cell>
              <table:table-cell office:value-type="float" office:value="1.594609">
                <text:p>1.594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6049">
                <text:p>1.646049</text:p>
              </table:table-cell>
              <table:table-cell office:value-type="float" office:value="1.646073">
                <text:p>1.6460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97648">
                <text:p>1.697648</text:p>
              </table:table-cell>
              <table:table-cell office:value-type="float" office:value="1.697672">
                <text:p>1.697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8096">
                <text:p>1.748096</text:p>
              </table:table-cell>
              <table:table-cell office:value-type="float" office:value="1.74812">
                <text:p>1.74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96118">
                <text:p>1.796118</text:p>
              </table:table-cell>
              <table:table-cell office:value-type="float" office:value="1.796142">
                <text:p>1.796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43037">
                <text:p>1.843037</text:p>
              </table:table-cell>
              <table:table-cell office:value-type="float" office:value="1.843062">
                <text:p>1.843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90755">
                <text:p>1.890755</text:p>
              </table:table-cell>
              <table:table-cell office:value-type="float" office:value="1.890779">
                <text:p>1.890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39818">
                <text:p>1.939818</text:p>
              </table:table-cell>
              <table:table-cell office:value-type="float" office:value="1.939842">
                <text:p>1.939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0538">
                <text:p>1.990538</text:p>
              </table:table-cell>
              <table:table-cell office:value-type="float" office:value="1.990562">
                <text:p>1.990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41784">
                <text:p>2.041784</text:p>
              </table:table-cell>
              <table:table-cell office:value-type="float" office:value="2.041808">
                <text:p>2.041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92545">
                <text:p>2.092545</text:p>
              </table:table-cell>
              <table:table-cell office:value-type="float" office:value="2.092569">
                <text:p>2.092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43448">
                <text:p>2.143448</text:p>
              </table:table-cell>
              <table:table-cell office:value-type="float" office:value="2.143472">
                <text:p>2.143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93606">
                <text:p>2.193606</text:p>
              </table:table-cell>
              <table:table-cell office:value-type="float" office:value="2.19363">
                <text:p>2.19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43026">
                <text:p>2.243026</text:p>
              </table:table-cell>
              <table:table-cell office:value-type="float" office:value="2.24305">
                <text:p>2.24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92178">
                <text:p>2.292178</text:p>
              </table:table-cell>
              <table:table-cell office:value-type="float" office:value="2.292202">
                <text:p>2.292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0668">
                <text:p>2.340668</text:p>
              </table:table-cell>
              <table:table-cell office:value-type="float" office:value="2.340692">
                <text:p>2.340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88659">
                <text:p>2.388659</text:p>
              </table:table-cell>
              <table:table-cell office:value-type="float" office:value="2.388683">
                <text:p>2.388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9564">
                <text:p>2.439564</text:p>
              </table:table-cell>
              <table:table-cell office:value-type="float" office:value="2.439588">
                <text:p>2.439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90308">
                <text:p>2.490308</text:p>
              </table:table-cell>
              <table:table-cell office:value-type="float" office:value="2.490332">
                <text:p>2.490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41296">
                <text:p>2.541296</text:p>
              </table:table-cell>
              <table:table-cell office:value-type="float" office:value="2.54132">
                <text:p>2.54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90035">
                <text:p>2.590035</text:p>
              </table:table-cell>
              <table:table-cell office:value-type="float" office:value="2.59006">
                <text:p>2.59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39345">
                <text:p>2.639345</text:p>
              </table:table-cell>
              <table:table-cell office:value-type="float" office:value="2.639369">
                <text:p>2.639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90638">
                <text:p>2.690638</text:p>
              </table:table-cell>
              <table:table-cell office:value-type="float" office:value="2.690662">
                <text:p>2.690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40678">
                <text:p>2.740678</text:p>
              </table:table-cell>
              <table:table-cell office:value-type="float" office:value="2.740702">
                <text:p>2.740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91319">
                <text:p>2.791319</text:p>
              </table:table-cell>
              <table:table-cell office:value-type="float" office:value="2.791343">
                <text:p>2.791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2006">
                <text:p>2.842006</text:p>
              </table:table-cell>
              <table:table-cell office:value-type="float" office:value="2.84203">
                <text:p>2.84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87299">
                <text:p>2.887299</text:p>
              </table:table-cell>
              <table:table-cell office:value-type="float" office:value="2.887323">
                <text:p>2.887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24561">
                <text:p>2.924561</text:p>
              </table:table-cell>
              <table:table-cell office:value-type="float" office:value="2.924585">
                <text:p>2.924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32218">
                <text:p>2.932218</text:p>
              </table:table-cell>
              <table:table-cell office:value-type="float" office:value="2.940452">
                <text:p>2.940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33494">
                <text:p>2.933494</text:p>
              </table:table-cell>
              <table:table-cell office:value-type="float" office:value="2.942121">
                <text:p>2.942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3494">
                <text:p>2.933494</text:p>
              </table:table-cell>
              <table:table-cell office:value-type="float" office:value="2.934653">
                <text:p>2.934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3477">
                <text:p>2.93477</text:p>
              </table:table-cell>
              <table:table-cell office:value-type="float" office:value="2.926162">
                <text:p>2.926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27607">
                <text:p>2.927607</text:p>
              </table:table-cell>
              <table:table-cell office:value-type="float" office:value="2.918999">
                <text:p>2.918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35263">
                <text:p>2.935263</text:p>
              </table:table-cell>
              <table:table-cell office:value-type="float" office:value="2.91296">
                <text:p>2.91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41643">
                <text:p>2.941643</text:p>
              </table:table-cell>
              <table:table-cell office:value-type="float" office:value="2.917223">
                <text:p>2.917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51852">
                <text:p>2.951852</text:p>
              </table:table-cell>
              <table:table-cell office:value-type="float" office:value="2.925829">
                <text:p>2.925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64612">
                <text:p>2.964612</text:p>
              </table:table-cell>
              <table:table-cell office:value-type="float" office:value="2.93904">
                <text:p>2.93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76097">
                <text:p>2.976097</text:p>
              </table:table-cell>
              <table:table-cell office:value-type="float" office:value="2.952361">
                <text:p>2.952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86305">
                <text:p>2.986305</text:p>
              </table:table-cell>
              <table:table-cell office:value-type="float" office:value="2.965936">
                <text:p>2.965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90133">
                <text:p>2.990133</text:p>
              </table:table-cell>
              <table:table-cell office:value-type="float" office:value="2.980147">
                <text:p>2.980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90133">
                <text:p>2.990133</text:p>
              </table:table-cell>
              <table:table-cell office:value-type="float" office:value="2.993297">
                <text:p>2.993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91409">
                <text:p>2.991409</text:p>
              </table:table-cell>
              <table:table-cell office:value-type="float" office:value="3.002615">
                <text:p>3.002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92685">
                <text:p>2.992685</text:p>
              </table:table-cell>
              <table:table-cell office:value-type="float" office:value="3.00405">
                <text:p>3.00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92685">
                <text:p>2.992685</text:p>
              </table:table-cell>
              <table:table-cell office:value-type="float" office:value="3.002385">
                <text:p>3.002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95237">
                <text:p>2.995237</text:p>
              </table:table-cell>
              <table:table-cell office:value-type="float" office:value="3.002181">
                <text:p>3.002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96513">
                <text:p>2.996513</text:p>
              </table:table-cell>
              <table:table-cell office:value-type="float" office:value="3.000973">
                <text:p>3.000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065">
                <text:p>2.9990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02893">
                <text:p>3.002893</text:p>
              </table:table-cell>
              <table:table-cell office:value-type="float" office:value="2.999667">
                <text:p>2.999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04169">
                <text:p>3.004169</text:p>
              </table:table-cell>
              <table:table-cell office:value-type="float" office:value="2.999517">
                <text:p>2.999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04169">
                <text:p>3.004169</text:p>
              </table:table-cell>
              <table:table-cell office:value-type="float" office:value="3.000624">
                <text:p>3.000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02893">
                <text:p>3.002893</text:p>
              </table:table-cell>
              <table:table-cell office:value-type="float" office:value="3.00216">
                <text:p>3.00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00341">
                <text:p>3.000341</text:p>
              </table:table-cell>
              <table:table-cell office:value-type="float" office:value="3.003904">
                <text:p>3.003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97789">
                <text:p>2.997789</text:p>
              </table:table-cell>
              <table:table-cell office:value-type="float" office:value="3.005412">
                <text:p>3.005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99178">
                <text:p>2.999178</text:p>
              </table:table-cell>
              <table:table-cell office:value-type="float" office:value="3.006801">
                <text:p>3.006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03006">
                <text:p>3.003006</text:p>
              </table:table-cell>
              <table:table-cell office:value-type="float" office:value="3.005048">
                <text:p>3.0050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04282">
                <text:p>3.004282</text:p>
              </table:table-cell>
              <table:table-cell office:value-type="float" office:value="3.004108">
                <text:p>3.004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0811">
                <text:p>3.00811</text:p>
              </table:table-cell>
              <table:table-cell office:value-type="float" office:value="3.002529">
                <text:p>3.002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9386">
                <text:p>3.009386</text:p>
              </table:table-cell>
              <table:table-cell office:value-type="float" office:value="3.001225">
                <text:p>3.001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06834">
                <text:p>3.006834</text:p>
              </table:table-cell>
              <table:table-cell office:value-type="float" office:value="3.000046">
                <text:p>3.0000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05361">
                <text:p>3.005361</text:p>
              </table:table-cell>
              <table:table-cell office:value-type="float" office:value="2.998574">
                <text:p>2.9985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04087">
                <text:p>3.004087</text:p>
              </table:table-cell>
              <table:table-cell office:value-type="float" office:value="2.997299">
                <text:p>2.997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97707">
                <text:p>2.997707</text:p>
              </table:table-cell>
              <table:table-cell office:value-type="float" office:value="2.995902">
                <text:p>2.995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95155">
                <text:p>2.995155</text:p>
              </table:table-cell>
              <table:table-cell office:value-type="float" office:value="2.993953">
                <text:p>2.993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96431">
                <text:p>2.996431</text:p>
              </table:table-cell>
              <table:table-cell office:value-type="float" office:value="2.990363">
                <text:p>2.990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01535">
                <text:p>3.001535</text:p>
              </table:table-cell>
              <table:table-cell office:value-type="float" office:value="2.98741">
                <text:p>2.98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06639">
                <text:p>3.006639</text:p>
              </table:table-cell>
              <table:table-cell office:value-type="float" office:value="2.985191">
                <text:p>2.985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09191">
                <text:p>3.009191</text:p>
              </table:table-cell>
              <table:table-cell office:value-type="float" office:value="2.982936">
                <text:p>2.982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7915">
                <text:p>3.007915</text:p>
              </table:table-cell>
              <table:table-cell office:value-type="float" office:value="2.98209">
                <text:p>2.98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02811">
                <text:p>3.002811</text:p>
              </table:table-cell>
              <table:table-cell office:value-type="float" office:value="2.983402">
                <text:p>2.983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95154">
                <text:p>2.995154</text:p>
              </table:table-cell>
              <table:table-cell office:value-type="float" office:value="2.984099">
                <text:p>2.984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91326">
                <text:p>2.991326</text:p>
              </table:table-cell>
              <table:table-cell office:value-type="float" office:value="2.984904">
                <text:p>2.984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91326">
                <text:p>2.991326</text:p>
              </table:table-cell>
              <table:table-cell office:value-type="float" office:value="2.985962">
                <text:p>2.985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9643">
                <text:p>2.99643</text:p>
              </table:table-cell>
              <table:table-cell office:value-type="float" office:value="2.985281">
                <text:p>2.985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0281">
                <text:p>3.00281</text:p>
              </table:table-cell>
              <table:table-cell office:value-type="float" office:value="2.985055">
                <text:p>2.985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01819">
                <text:p>3.001819</text:p>
              </table:table-cell>
              <table:table-cell office:value-type="float" office:value="2.984064">
                <text:p>2.9840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04371">
                <text:p>3.004371</text:p>
              </table:table-cell>
              <table:table-cell office:value-type="float" office:value="2.983268">
                <text:p>2.983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01819">
                <text:p>3.001819</text:p>
              </table:table-cell>
              <table:table-cell office:value-type="float" office:value="2.984289">
                <text:p>2.984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95439">
                <text:p>2.995439</text:p>
              </table:table-cell>
              <table:table-cell office:value-type="float" office:value="2.985489">
                <text:p>2.985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86506">
                <text:p>2.986506</text:p>
              </table:table-cell>
              <table:table-cell office:value-type="float" office:value="2.985695">
                <text:p>2.985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8523">
                <text:p>2.98523</text:p>
              </table:table-cell>
              <table:table-cell office:value-type="float" office:value="2.985422">
                <text:p>2.985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9058">
                <text:p>2.989058</text:p>
              </table:table-cell>
              <table:table-cell office:value-type="float" office:value="2.985485">
                <text:p>2.985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95439">
                <text:p>2.995439</text:p>
              </table:table-cell>
              <table:table-cell office:value-type="float" office:value="2.985591">
                <text:p>2.985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0543">
                <text:p>3.000543</text:p>
              </table:table-cell>
              <table:table-cell office:value-type="float" office:value="2.98539">
                <text:p>2.98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03188">
                <text:p>3.003188</text:p>
              </table:table-cell>
              <table:table-cell office:value-type="float" office:value="2.988036">
                <text:p>2.9880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04464">
                <text:p>3.004464</text:p>
              </table:table-cell>
              <table:table-cell office:value-type="float" office:value="2.991342">
                <text:p>2.991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01912">
                <text:p>3.001912</text:p>
              </table:table-cell>
              <table:table-cell office:value-type="float" office:value="2.994753">
                <text:p>2.994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96808">
                <text:p>2.996808</text:p>
              </table:table-cell>
              <table:table-cell office:value-type="float" office:value="2.99659">
                <text:p>2.99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98112">
                <text:p>2.998112</text:p>
              </table:table-cell>
              <table:table-cell office:value-type="float" office:value="2.997894">
                <text:p>2.997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96836">
                <text:p>2.996836</text:p>
              </table:table-cell>
              <table:table-cell office:value-type="float" office:value="2.999451">
                <text:p>2.999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96836">
                <text:p>2.996836</text:p>
              </table:table-cell>
              <table:table-cell office:value-type="float" office:value="3.000217">
                <text:p>3.000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96836">
                <text:p>2.996836</text:p>
              </table:table-cell>
              <table:table-cell office:value-type="float" office:value="3.000062">
                <text:p>3.000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98112">
                <text:p>2.998112</text:p>
              </table:table-cell>
              <table:table-cell office:value-type="float" office:value="2.999706">
                <text:p>2.999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97951">
                <text:p>2.997951</text:p>
              </table:table-cell>
              <table:table-cell office:value-type="float" office:value="2.999545">
                <text:p>2.9995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97951">
                <text:p>2.997951</text:p>
              </table:table-cell>
              <table:table-cell office:value-type="float" office:value="2.999326">
                <text:p>2.999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97951">
                <text:p>2.997951</text:p>
              </table:table-cell>
              <table:table-cell office:value-type="float" office:value="2.99916">
                <text:p>2.99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96675">
                <text:p>2.996675</text:p>
              </table:table-cell>
              <table:table-cell office:value-type="float" office:value="2.999272">
                <text:p>2.999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6675">
                <text:p>2.996675</text:p>
              </table:table-cell>
              <table:table-cell office:value-type="float" office:value="2.999421">
                <text:p>2.999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96675">
                <text:p>2.996675</text:p>
              </table:table-cell>
              <table:table-cell office:value-type="float" office:value="2.999336">
                <text:p>2.999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7951">
                <text:p>2.997951</text:p>
              </table:table-cell>
              <table:table-cell office:value-type="float" office:value="2.999187">
                <text:p>2.999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96675">
                <text:p>2.996675</text:p>
              </table:table-cell>
              <table:table-cell office:value-type="float" office:value="2.999208">
                <text:p>2.999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97951">
                <text:p>2.997951</text:p>
              </table:table-cell>
              <table:table-cell office:value-type="float" office:value="2.999256">
                <text:p>2.999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00503">
                <text:p>3.000503</text:p>
              </table:table-cell>
              <table:table-cell office:value-type="float" office:value="2.999251">
                <text:p>2.999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03055">
                <text:p>3.003055</text:p>
              </table:table-cell>
              <table:table-cell office:value-type="float" office:value="2.999187">
                <text:p>2.999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06883">
                <text:p>3.006883</text:p>
              </table:table-cell>
              <table:table-cell office:value-type="float" office:value="2.999098">
                <text:p>2.999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06883">
                <text:p>3.006883</text:p>
              </table:table-cell>
              <table:table-cell office:value-type="float" office:value="3.001693">
                <text:p>3.001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04331">
                <text:p>3.004331</text:p>
              </table:table-cell>
              <table:table-cell office:value-type="float" office:value="3.004883">
                <text:p>3.004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04331">
                <text:p>3.004331</text:p>
              </table:table-cell>
              <table:table-cell office:value-type="float" office:value="3.00668">
                <text:p>3.00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01779">
                <text:p>3.001779</text:p>
              </table:table-cell>
              <table:table-cell office:value-type="float" office:value="3.006818">
                <text:p>3.0068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99227">
                <text:p>2.999227</text:p>
              </table:table-cell>
              <table:table-cell office:value-type="float" office:value="3.0054">
                <text:p>3.0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01779">
                <text:p>3.001779</text:p>
              </table:table-cell>
              <table:table-cell office:value-type="float" office:value="3.001997">
                <text:p>3.00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01779">
                <text:p>3.001779</text:p>
              </table:table-cell>
              <table:table-cell office:value-type="float" office:value="2.999084">
                <text:p>2.9990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01779">
                <text:p>3.001779</text:p>
              </table:table-cell>
              <table:table-cell office:value-type="float" office:value="2.996382">
                <text:p>2.996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00503">
                <text:p>3.000503</text:p>
              </table:table-cell>
              <table:table-cell office:value-type="float" office:value="2.99826">
                <text:p>2.99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99227">
                <text:p>2.999227</text:p>
              </table:table-cell>
              <table:table-cell office:value-type="float" office:value="2.999599">
                <text:p>2.999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96675">
                <text:p>2.996675</text:p>
              </table:table-cell>
              <table:table-cell office:value-type="float" office:value="3.001921">
                <text:p>3.001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98837">
                <text:p>2.998837</text:p>
              </table:table-cell>
              <table:table-cell office:value-type="float" office:value="3.004082">
                <text:p>3.004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000113">
                <text:p>3.000113</text:p>
              </table:table-cell>
              <table:table-cell office:value-type="float" office:value="3.006272">
                <text:p>3.006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02665">
                <text:p>3.002665</text:p>
              </table:table-cell>
              <table:table-cell office:value-type="float" office:value="3.008946">
                <text:p>3.008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05217">
                <text:p>3.005217</text:p>
              </table:table-cell>
              <table:table-cell office:value-type="float" office:value="3.011328">
                <text:p>3.011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06493">
                <text:p>3.006493</text:p>
              </table:table-cell>
              <table:table-cell office:value-type="float" office:value="3.013312">
                <text:p>3.013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05217">
                <text:p>3.005217</text:p>
              </table:table-cell>
              <table:table-cell office:value-type="float" office:value="3.013906">
                <text:p>3.013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03941">
                <text:p>3.003941</text:p>
              </table:table-cell>
              <table:table-cell office:value-type="float" office:value="3.013047">
                <text:p>3.013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01389">
                <text:p>3.001389</text:p>
              </table:table-cell>
              <table:table-cell office:value-type="float" office:value="3.0118">
                <text:p>3.0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00327">
                <text:p>3.000327</text:p>
              </table:table-cell>
              <table:table-cell office:value-type="float" office:value="3.010739">
                <text:p>3.01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04155">
                <text:p>3.004155</text:p>
              </table:table-cell>
              <table:table-cell office:value-type="float" office:value="3.00915">
                <text:p>3.00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03025">
                <text:p>3.003025</text:p>
              </table:table-cell>
              <table:table-cell office:value-type="float" office:value="3.00802">
                <text:p>3.00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03025">
                <text:p>3.003025</text:p>
              </table:table-cell>
              <table:table-cell office:value-type="float" office:value="3.007097">
                <text:p>3.007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04301">
                <text:p>3.004301</text:p>
              </table:table-cell>
              <table:table-cell office:value-type="float" office:value="3.005965">
                <text:p>3.0059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05577">
                <text:p>3.005577</text:p>
              </table:table-cell>
              <table:table-cell office:value-type="float" office:value="3.004824">
                <text:p>3.004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05577">
                <text:p>3.005577</text:p>
              </table:table-cell>
              <table:table-cell office:value-type="float" office:value="3.004161">
                <text:p>3.004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9405">
                <text:p>3.009405</text:p>
              </table:table-cell>
              <table:table-cell office:value-type="float" office:value="3.002385">
                <text:p>3.002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08129">
                <text:p>3.008129</text:p>
              </table:table-cell>
              <table:table-cell office:value-type="float" office:value="3.000802">
                <text:p>3.000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05577">
                <text:p>3.005577</text:p>
              </table:table-cell>
              <table:table-cell office:value-type="float" office:value="3.000732">
                <text:p>3.000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03025">
                <text:p>3.003025</text:p>
              </table:table-cell>
              <table:table-cell office:value-type="float" office:value="3.000564">
                <text:p>3.000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00473">
                <text:p>3.000473</text:p>
              </table:table-cell>
              <table:table-cell office:value-type="float" office:value="2.9989">
                <text:p>2.9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99197">
                <text:p>2.999197</text:p>
              </table:table-cell>
              <table:table-cell office:value-type="float" office:value="2.997824">
                <text:p>2.997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98194">
                <text:p>2.998194</text:p>
              </table:table-cell>
              <table:table-cell office:value-type="float" office:value="2.996822">
                <text:p>2.996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00746">
                <text:p>3.000746</text:p>
              </table:table-cell>
              <table:table-cell office:value-type="float" office:value="2.995901">
                <text:p>2.995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003298">
                <text:p>3.003298</text:p>
              </table:table-cell>
              <table:table-cell office:value-type="float" office:value="2.99555">
                <text:p>2.99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0585">
                <text:p>3.00585</text:p>
              </table:table-cell>
              <table:table-cell office:value-type="float" office:value="2.995829">
                <text:p>2.995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04574">
                <text:p>3.004574</text:p>
              </table:table-cell>
              <table:table-cell office:value-type="float" office:value="2.999681">
                <text:p>2.999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03298">
                <text:p>3.003298</text:p>
              </table:table-cell>
              <table:table-cell office:value-type="float" office:value="3.002791">
                <text:p>3.002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02022">
                <text:p>3.002022</text:p>
              </table:table-cell>
              <table:table-cell office:value-type="float" office:value="3.004285">
                <text:p>3.004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9947">
                <text:p>2.99947</text:p>
              </table:table-cell>
              <table:table-cell office:value-type="float" office:value="3.005413">
                <text:p>3.005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98194">
                <text:p>2.998194</text:p>
              </table:table-cell>
              <table:table-cell office:value-type="float" office:value="3.005578">
                <text:p>3.005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98194">
                <text:p>2.998194</text:p>
              </table:table-cell>
              <table:table-cell office:value-type="float" office:value="3.004771">
                <text:p>3.004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9947">
                <text:p>2.99947</text:p>
              </table:table-cell>
              <table:table-cell office:value-type="float" office:value="3.003052">
                <text:p>3.003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00746">
                <text:p>3.000746</text:p>
              </table:table-cell>
              <table:table-cell office:value-type="float" office:value="3.001955">
                <text:p>3.001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03298">
                <text:p>3.003298</text:p>
              </table:table-cell>
              <table:table-cell office:value-type="float" office:value="3.001193">
                <text:p>3.00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03298">
                <text:p>3.003298</text:p>
              </table:table-cell>
              <table:table-cell office:value-type="float" office:value="3.000665">
                <text:p>3.000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02022">
                <text:p>3.002022</text:p>
              </table:table-cell>
              <table:table-cell office:value-type="float" office:value="3.000856">
                <text:p>3.000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00746">
                <text:p>3.000746</text:p>
              </table:table-cell>
              <table:table-cell office:value-type="float" office:value="3.001366">
                <text:p>3.001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9947">
                <text:p>2.99947</text:p>
              </table:table-cell>
              <table:table-cell office:value-type="float" office:value="3.001626">
                <text:p>3.001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99347">
                <text:p>2.999347</text:p>
              </table:table-cell>
              <table:table-cell office:value-type="float" office:value="3.001503">
                <text:p>3.001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99347">
                <text:p>2.999347</text:p>
              </table:table-cell>
              <table:table-cell office:value-type="float" office:value="2.999746">
                <text:p>2.999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99347">
                <text:p>2.999347</text:p>
              </table:table-cell>
              <table:table-cell office:value-type="float" office:value="2.998715">
                <text:p>2.998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99347">
                <text:p>2.999347</text:p>
              </table:table-cell>
              <table:table-cell office:value-type="float" office:value="2.998106">
                <text:p>2.998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99347">
                <text:p>2.999347</text:p>
              </table:table-cell>
              <table:table-cell office:value-type="float" office:value="2.998083">
                <text:p>2.998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00623">
                <text:p>3.000623</text:p>
              </table:table-cell>
              <table:table-cell office:value-type="float" office:value="2.998257">
                <text:p>2.998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00623">
                <text:p>3.000623</text:p>
              </table:table-cell>
              <table:table-cell office:value-type="float" office:value="2.998235">
                <text:p>2.998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01899">
                <text:p>3.001899</text:p>
              </table:table-cell>
              <table:table-cell office:value-type="float" office:value="2.998068">
                <text:p>2.9980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03175">
                <text:p>3.003175</text:p>
              </table:table-cell>
              <table:table-cell office:value-type="float" office:value="2.998025">
                <text:p>2.998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05727">
                <text:p>3.005727</text:p>
              </table:table-cell>
              <table:table-cell office:value-type="float" office:value="2.997881">
                <text:p>2.997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07003">
                <text:p>3.007003</text:p>
              </table:table-cell>
              <table:table-cell office:value-type="float" office:value="2.997654">
                <text:p>2.997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05727">
                <text:p>3.005727</text:p>
              </table:table-cell>
              <table:table-cell office:value-type="float" office:value="2.999157">
                <text:p>2.999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01899">
                <text:p>3.001899</text:p>
              </table:table-cell>
              <table:table-cell office:value-type="float" office:value="2.999758">
                <text:p>2.999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98071">
                <text:p>2.998071</text:p>
              </table:table-cell>
              <table:table-cell office:value-type="float" office:value="2.998864">
                <text:p>2.998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95519">
                <text:p>2.995519</text:p>
              </table:table-cell>
              <table:table-cell office:value-type="float" office:value="2.996452">
                <text:p>2.996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94243">
                <text:p>2.994243</text:p>
              </table:table-cell>
              <table:table-cell office:value-type="float" office:value="2.993905">
                <text:p>2.993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98071">
                <text:p>2.998071</text:p>
              </table:table-cell>
              <table:table-cell office:value-type="float" office:value="2.991081">
                <text:p>2.9910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1899">
                <text:p>3.001899</text:p>
              </table:table-cell>
              <table:table-cell office:value-type="float" office:value="2.988687">
                <text:p>2.988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01899">
                <text:p>3.001899</text:p>
              </table:table-cell>
              <table:table-cell office:value-type="float" office:value="2.991524">
                <text:p>2.991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04451">
                <text:p>3.004451</text:p>
              </table:table-cell>
              <table:table-cell office:value-type="float" office:value="2.995112">
                <text:p>2.995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04451">
                <text:p>3.004451</text:p>
              </table:table-cell>
              <table:table-cell office:value-type="float" office:value="2.999837">
                <text:p>2.999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03175">
                <text:p>3.003175</text:p>
              </table:table-cell>
              <table:table-cell office:value-type="float" office:value="3.003277">
                <text:p>3.003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05235">
                <text:p>3.005235</text:p>
              </table:table-cell>
              <table:table-cell office:value-type="float" office:value="3.005337">
                <text:p>3.005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03445">
                <text:p>3.003445</text:p>
              </table:table-cell>
              <table:table-cell office:value-type="float" office:value="3.003547">
                <text:p>3.003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004721">
                <text:p>3.004721</text:p>
              </table:table-cell>
              <table:table-cell office:value-type="float" office:value="3.001704">
                <text:p>3.00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05997">
                <text:p>3.005997</text:p>
              </table:table-cell>
              <table:table-cell office:value-type="float" office:value="2.999968">
                <text:p>2.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08549">
                <text:p>3.008549</text:p>
              </table:table-cell>
              <table:table-cell office:value-type="float" office:value="3.001303">
                <text:p>3.001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007273">
                <text:p>3.007273</text:p>
              </table:table-cell>
              <table:table-cell office:value-type="float" office:value="3.003017">
                <text:p>3.003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05997">
                <text:p>3.005997</text:p>
              </table:table-cell>
              <table:table-cell office:value-type="float" office:value="3.004949">
                <text:p>3.004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05997">
                <text:p>3.005997</text:p>
              </table:table-cell>
              <table:table-cell office:value-type="float" office:value="3.005212">
                <text:p>3.005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005997">
                <text:p>3.005997</text:p>
              </table:table-cell>
              <table:table-cell office:value-type="float" office:value="3.005978">
                <text:p>3.005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07286">
                <text:p>3.007286</text:p>
              </table:table-cell>
              <table:table-cell office:value-type="float" office:value="3.007267">
                <text:p>3.007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08304">
                <text:p>3.008304</text:p>
              </table:table-cell>
              <table:table-cell office:value-type="float" office:value="3.008285">
                <text:p>3.008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08304">
                <text:p>3.008304</text:p>
              </table:table-cell>
              <table:table-cell office:value-type="float" office:value="3.009243">
                <text:p>3.009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07028">
                <text:p>3.007028</text:p>
              </table:table-cell>
              <table:table-cell office:value-type="float" office:value="3.009526">
                <text:p>3.009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07028">
                <text:p>3.007028</text:p>
              </table:table-cell>
              <table:table-cell office:value-type="float" office:value="3.009078">
                <text:p>3.009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07028">
                <text:p>3.007028</text:p>
              </table:table-cell>
              <table:table-cell office:value-type="float" office:value="3.008528">
                <text:p>3.008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07028">
                <text:p>3.007028</text:p>
              </table:table-cell>
              <table:table-cell office:value-type="float" office:value="3.008325">
                <text:p>3.008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06851">
                <text:p>3.006851</text:p>
              </table:table-cell>
              <table:table-cell office:value-type="float" office:value="3.008149">
                <text:p>3.008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06323">
                <text:p>3.006323</text:p>
              </table:table-cell>
              <table:table-cell office:value-type="float" office:value="3.007621">
                <text:p>3.007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08875">
                <text:p>3.008875</text:p>
              </table:table-cell>
              <table:table-cell office:value-type="float" office:value="3.006971">
                <text:p>3.006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07599">
                <text:p>3.007599</text:p>
              </table:table-cell>
              <table:table-cell office:value-type="float" office:value="3.006359">
                <text:p>3.006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03771">
                <text:p>3.003771</text:p>
              </table:table-cell>
              <table:table-cell office:value-type="float" office:value="3.005193">
                <text:p>3.005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99943">
                <text:p>2.999943</text:p>
              </table:table-cell>
              <table:table-cell office:value-type="float" office:value="3.002165">
                <text:p>3.002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97391">
                <text:p>2.997391</text:p>
              </table:table-cell>
              <table:table-cell office:value-type="float" office:value="2.997205">
                <text:p>2.997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96115">
                <text:p>2.996115</text:p>
              </table:table-cell>
              <table:table-cell office:value-type="float" office:value="2.99263">
                <text:p>2.99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94839">
                <text:p>2.994839</text:p>
              </table:table-cell>
              <table:table-cell office:value-type="float" office:value="2.988986">
                <text:p>2.988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96115">
                <text:p>2.996115</text:p>
              </table:table-cell>
              <table:table-cell office:value-type="float" office:value="2.985844">
                <text:p>2.985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98667">
                <text:p>2.998667</text:p>
              </table:table-cell>
              <table:table-cell office:value-type="float" office:value="2.982615">
                <text:p>2.982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8667">
                <text:p>2.998667</text:p>
              </table:table-cell>
              <table:table-cell office:value-type="float" office:value="2.979824">
                <text:p>2.979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97391">
                <text:p>2.997391</text:p>
              </table:table-cell>
              <table:table-cell office:value-type="float" office:value="2.980438">
                <text:p>2.980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93563">
                <text:p>2.993563</text:p>
              </table:table-cell>
              <table:table-cell office:value-type="float" office:value="2.980069">
                <text:p>2.980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92287">
                <text:p>2.992287</text:p>
              </table:table-cell>
              <table:table-cell office:value-type="float" office:value="2.980536">
                <text:p>2.980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92287">
                <text:p>2.992287</text:p>
              </table:table-cell>
              <table:table-cell office:value-type="float" office:value="2.980711">
                <text:p>2.980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93563">
                <text:p>2.993563</text:p>
              </table:table-cell>
              <table:table-cell office:value-type="float" office:value="2.979186">
                <text:p>2.979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96115">
                <text:p>2.996115</text:p>
              </table:table-cell>
              <table:table-cell office:value-type="float" office:value="2.976253">
                <text:p>2.976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96115">
                <text:p>2.996115</text:p>
              </table:table-cell>
              <table:table-cell office:value-type="float" office:value="2.977341">
                <text:p>2.977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99943">
                <text:p>2.999943</text:p>
              </table:table-cell>
              <table:table-cell office:value-type="float" office:value="2.978006">
                <text:p>2.9780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001219">
                <text:p>3.001219</text:p>
              </table:table-cell>
              <table:table-cell office:value-type="float" office:value="2.979409">
                <text:p>2.979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002284">
                <text:p>3.002284</text:p>
              </table:table-cell>
              <table:table-cell office:value-type="float" office:value="2.980474">
                <text:p>2.980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99732">
                <text:p>2.999732</text:p>
              </table:table-cell>
              <table:table-cell office:value-type="float" office:value="2.981411">
                <text:p>2.981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5904">
                <text:p>2.995904</text:p>
              </table:table-cell>
              <table:table-cell office:value-type="float" office:value="2.982727">
                <text:p>2.982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3986">
                <text:p>2.993986</text:p>
              </table:table-cell>
              <table:table-cell office:value-type="float" office:value="2.980808">
                <text:p>2.980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993986">
                <text:p>2.993986</text:p>
              </table:table-cell>
              <table:table-cell office:value-type="float" office:value="2.978446">
                <text:p>2.978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995262">
                <text:p>2.995262</text:p>
              </table:table-cell>
              <table:table-cell office:value-type="float" office:value="2.975834">
                <text:p>2.975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96538">
                <text:p>2.996538</text:p>
              </table:table-cell>
              <table:table-cell office:value-type="float" office:value="2.973626">
                <text:p>2.9736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995262">
                <text:p>2.995262</text:p>
              </table:table-cell>
              <table:table-cell office:value-type="float" office:value="2.972577">
                <text:p>2.9725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9271">
                <text:p>2.99271</text:p>
              </table:table-cell>
              <table:table-cell office:value-type="float" office:value="2.973369">
                <text:p>2.9733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99271">
                <text:p>2.99271</text:p>
              </table:table-cell>
              <table:table-cell office:value-type="float" office:value="2.974152">
                <text:p>2.97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99271">
                <text:p>2.99271</text:p>
              </table:table-cell>
              <table:table-cell office:value-type="float" office:value="2.974124">
                <text:p>2.974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95262">
                <text:p>2.995262</text:p>
              </table:table-cell>
              <table:table-cell office:value-type="float" office:value="2.97399">
                <text:p>2.97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99526">
                <text:p>2.99526</text:p>
              </table:table-cell>
              <table:table-cell office:value-type="float" office:value="2.973989">
                <text:p>2.973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93984">
                <text:p>2.993984</text:p>
              </table:table-cell>
              <table:table-cell office:value-type="float" office:value="2.976016">
                <text:p>2.976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9526">
                <text:p>2.99526</text:p>
              </table:table-cell>
              <table:table-cell office:value-type="float" office:value="2.979462">
                <text:p>2.979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99526">
                <text:p>2.99526</text:p>
              </table:table-cell>
              <table:table-cell office:value-type="float" office:value="2.982045">
                <text:p>2.982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96536">
                <text:p>2.996536</text:p>
              </table:table-cell>
              <table:table-cell office:value-type="float" office:value="2.983355">
                <text:p>2.983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00364">
                <text:p>3.000364</text:p>
              </table:table-cell>
              <table:table-cell office:value-type="float" office:value="2.984312">
                <text:p>2.984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0164">
                <text:p>3.00164</text:p>
              </table:table-cell>
              <table:table-cell office:value-type="float" office:value="2.983763">
                <text:p>2.983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00364">
                <text:p>3.000364</text:p>
              </table:table-cell>
              <table:table-cell office:value-type="float" office:value="2.984585">
                <text:p>2.984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99088">
                <text:p>2.999088</text:p>
              </table:table-cell>
              <table:table-cell office:value-type="float" office:value="2.986557">
                <text:p>2.986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997812">
                <text:p>2.997812</text:p>
              </table:table-cell>
              <table:table-cell office:value-type="float" office:value="2.986491">
                <text:p>2.986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97812">
                <text:p>2.997812</text:p>
              </table:table-cell>
              <table:table-cell office:value-type="float" office:value="2.984925">
                <text:p>2.984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00364">
                <text:p>3.000364</text:p>
              </table:table-cell>
              <table:table-cell office:value-type="float" office:value="2.983299">
                <text:p>2.983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0164">
                <text:p>3.00164</text:p>
              </table:table-cell>
              <table:table-cell office:value-type="float" office:value="2.982149">
                <text:p>2.982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02916">
                <text:p>3.002916</text:p>
              </table:table-cell>
              <table:table-cell office:value-type="float" office:value="2.984427">
                <text:p>2.984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04192">
                <text:p>3.004192</text:p>
              </table:table-cell>
              <table:table-cell office:value-type="float" office:value="2.986313">
                <text:p>2.986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05468">
                <text:p>3.005468</text:p>
              </table:table-cell>
              <table:table-cell office:value-type="float" office:value="2.988035">
                <text:p>2.988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06953">
                <text:p>3.006953</text:p>
              </table:table-cell>
              <table:table-cell office:value-type="float" office:value="2.989521">
                <text:p>2.989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04401">
                <text:p>3.004401</text:p>
              </table:table-cell>
              <table:table-cell office:value-type="float" office:value="2.990613">
                <text:p>2.990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03125">
                <text:p>3.003125</text:p>
              </table:table-cell>
              <table:table-cell office:value-type="float" office:value="2.991621">
                <text:p>2.991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03125">
                <text:p>3.003125</text:p>
              </table:table-cell>
              <table:table-cell office:value-type="float" office:value="2.990351">
                <text:p>2.990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04401">
                <text:p>3.004401</text:p>
              </table:table-cell>
              <table:table-cell office:value-type="float" office:value="2.989771">
                <text:p>2.989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06953">
                <text:p>3.006953</text:p>
              </table:table-cell>
              <table:table-cell office:value-type="float" office:value="2.989263">
                <text:p>2.989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09506">
                <text:p>3.009506</text:p>
              </table:table-cell>
              <table:table-cell office:value-type="float" office:value="2.989342">
                <text:p>2.989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09506">
                <text:p>3.009506</text:p>
              </table:table-cell>
              <table:table-cell office:value-type="float" office:value="2.991313">
                <text:p>2.991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12503">
                <text:p>3.012503</text:p>
              </table:table-cell>
              <table:table-cell office:value-type="float" office:value="2.994311">
                <text:p>2.994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09951">
                <text:p>3.009951</text:p>
              </table:table-cell>
              <table:table-cell office:value-type="float" office:value="2.994436">
                <text:p>2.994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07399">
                <text:p>3.007399</text:p>
              </table:table-cell>
              <table:table-cell office:value-type="float" office:value="2.993834">
                <text:p>2.993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04847">
                <text:p>3.004847</text:p>
              </table:table-cell>
              <table:table-cell office:value-type="float" office:value="2.993301">
                <text:p>2.993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03571">
                <text:p>3.003571</text:p>
              </table:table-cell>
              <table:table-cell office:value-type="float" office:value="2.992498">
                <text:p>2.992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03571">
                <text:p>3.003571</text:p>
              </table:table-cell>
              <table:table-cell office:value-type="float" office:value="2.991731">
                <text:p>2.991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02295">
                <text:p>3.002295</text:p>
              </table:table-cell>
              <table:table-cell office:value-type="float" office:value="2.990802">
                <text:p>2.990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02295">
                <text:p>3.002295</text:p>
              </table:table-cell>
              <table:table-cell office:value-type="float" office:value="2.989901">
                <text:p>2.989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01741">
                <text:p>3.001741</text:p>
              </table:table-cell>
              <table:table-cell office:value-type="float" office:value="2.989347">
                <text:p>2.989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01899">
                <text:p>3.001899</text:p>
              </table:table-cell>
              <table:table-cell office:value-type="float" office:value="2.989506">
                <text:p>2.989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01899">
                <text:p>3.001899</text:p>
              </table:table-cell>
              <table:table-cell office:value-type="float" office:value="2.989856">
                <text:p>2.989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01899">
                <text:p>3.001899</text:p>
              </table:table-cell>
              <table:table-cell office:value-type="float" office:value="2.989909">
                <text:p>2.989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01644">
                <text:p>3.001644</text:p>
              </table:table-cell>
              <table:table-cell office:value-type="float" office:value="2.989653">
                <text:p>2.989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01525">
                <text:p>3.001525</text:p>
              </table:table-cell>
              <table:table-cell office:value-type="float" office:value="2.989535">
                <text:p>2.989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0169">
                <text:p>3.00169</text:p>
              </table:table-cell>
              <table:table-cell office:value-type="float" office:value="2.9897">
                <text:p>2.9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79">
                <text:p>2.989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614">
                <text:p>2.9896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427">
                <text:p>2.989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443">
                <text:p>2.989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533">
                <text:p>2.989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49">
                <text:p>2.98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03057">
                <text:p>3.003057</text:p>
              </table:table-cell>
              <table:table-cell office:value-type="float" office:value="2.989388">
                <text:p>2.989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01781">
                <text:p>3.001781</text:p>
              </table:table-cell>
              <table:table-cell office:value-type="float" office:value="2.989276">
                <text:p>2.989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04333">
                <text:p>3.004333</text:p>
              </table:table-cell>
              <table:table-cell office:value-type="float" office:value="2.988925">
                <text:p>2.988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06885">
                <text:p>3.006885</text:p>
              </table:table-cell>
              <table:table-cell office:value-type="float" office:value="2.988285">
                <text:p>2.988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09437">
                <text:p>3.009437</text:p>
              </table:table-cell>
              <table:table-cell office:value-type="float" office:value="2.987742">
                <text:p>2.987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08841">
                <text:p>3.008841</text:p>
              </table:table-cell>
              <table:table-cell office:value-type="float" office:value="2.987146">
                <text:p>2.987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06289">
                <text:p>3.006289</text:p>
              </table:table-cell>
              <table:table-cell office:value-type="float" office:value="2.987866">
                <text:p>2.987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03737">
                <text:p>3.003737</text:p>
              </table:table-cell>
              <table:table-cell office:value-type="float" office:value="2.987099">
                <text:p>2.987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99909">
                <text:p>2.999909</text:p>
              </table:table-cell>
              <table:table-cell office:value-type="float" office:value="2.985359">
                <text:p>2.9853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97357">
                <text:p>2.997357</text:p>
              </table:table-cell>
              <table:table-cell office:value-type="float" office:value="2.981738">
                <text:p>2.981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98633">
                <text:p>2.998633</text:p>
              </table:table-cell>
              <table:table-cell office:value-type="float" office:value="2.977801">
                <text:p>2.977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99909">
                <text:p>2.999909</text:p>
              </table:table-cell>
              <table:table-cell office:value-type="float" office:value="2.97411">
                <text:p>2.97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98633">
                <text:p>2.998633</text:p>
              </table:table-cell>
              <table:table-cell office:value-type="float" office:value="2.974699">
                <text:p>2.974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999909">
                <text:p>2.999909</text:p>
              </table:table-cell>
              <table:table-cell office:value-type="float" office:value="2.976948">
                <text:p>2.976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005013">
                <text:p>3.005013</text:p>
              </table:table-cell>
              <table:table-cell office:value-type="float" office:value="2.979667">
                <text:p>2.979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07368">
                <text:p>3.007368</text:p>
              </table:table-cell>
              <table:table-cell office:value-type="float" office:value="2.982022">
                <text:p>2.982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007368">
                <text:p>3.007368</text:p>
              </table:table-cell>
              <table:table-cell office:value-type="float" office:value="2.984435">
                <text:p>2.984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007368">
                <text:p>3.007368</text:p>
              </table:table-cell>
              <table:table-cell office:value-type="float" office:value="2.986808">
                <text:p>2.986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06092">
                <text:p>3.006092</text:p>
              </table:table-cell>
              <table:table-cell office:value-type="float" office:value="2.987463">
                <text:p>2.987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0354">
                <text:p>3.00354</text:p>
              </table:table-cell>
              <table:table-cell office:value-type="float" office:value="2.988225">
                <text:p>2.988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000988">
                <text:p>3.000988</text:p>
              </table:table-cell>
              <table:table-cell office:value-type="float" office:value="2.988446">
                <text:p>2.988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000988">
                <text:p>3.000988</text:p>
              </table:table-cell>
              <table:table-cell office:value-type="float" office:value="2.987103">
                <text:p>2.987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99986">
                <text:p>2.999986</text:p>
              </table:table-cell>
              <table:table-cell office:value-type="float" office:value="2.986101">
                <text:p>2.986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02538">
                <text:p>3.002538</text:p>
              </table:table-cell>
              <table:table-cell office:value-type="float" office:value="2.984747">
                <text:p>2.984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01584">
                <text:p>3.001584</text:p>
              </table:table-cell>
              <table:table-cell office:value-type="float" office:value="2.983793">
                <text:p>2.983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01584">
                <text:p>3.001584</text:p>
              </table:table-cell>
              <table:table-cell office:value-type="float" office:value="2.983884">
                <text:p>2.983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453">
                <text:p>2.984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997756">
                <text:p>2.997756</text:p>
              </table:table-cell>
              <table:table-cell office:value-type="float" office:value="2.98459">
                <text:p>2.984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99648">
                <text:p>2.99648</text:p>
              </table:table-cell>
              <table:table-cell office:value-type="float" office:value="2.984569">
                <text:p>2.984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9648">
                <text:p>2.99648</text:p>
              </table:table-cell>
              <table:table-cell office:value-type="float" office:value="2.984622">
                <text:p>2.984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97756">
                <text:p>2.997756</text:p>
              </table:table-cell>
              <table:table-cell office:value-type="float" office:value="2.984658">
                <text:p>2.984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583">
                <text:p>2.984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503">
                <text:p>2.984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519">
                <text:p>2.984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523">
                <text:p>2.984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507">
                <text:p>2.9845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999032">
                <text:p>2.999032</text:p>
              </table:table-cell>
              <table:table-cell office:value-type="float" office:value="2.984464">
                <text:p>2.984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000308">
                <text:p>3.000308</text:p>
              </table:table-cell>
              <table:table-cell office:value-type="float" office:value="2.984474">
                <text:p>2.984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001584">
                <text:p>3.001584</text:p>
              </table:table-cell>
              <table:table-cell office:value-type="float" office:value="2.984495">
                <text:p>2.984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00286">
                <text:p>3.00286</text:p>
              </table:table-cell>
              <table:table-cell office:value-type="float" office:value="2.984468">
                <text:p>2.984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004136">
                <text:p>3.004136</text:p>
              </table:table-cell>
              <table:table-cell office:value-type="float" office:value="2.984409">
                <text:p>2.984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006688">
                <text:p>3.006688</text:p>
              </table:table-cell>
              <table:table-cell office:value-type="float" office:value="2.984356">
                <text:p>2.984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006688">
                <text:p>3.006688</text:p>
              </table:table-cell>
              <table:table-cell office:value-type="float" office:value="2.984086">
                <text:p>2.984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04136">
                <text:p>3.004136</text:p>
              </table:table-cell>
              <table:table-cell office:value-type="float" office:value="2.982255">
                <text:p>2.982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000308">
                <text:p>3.000308</text:p>
              </table:table-cell>
              <table:table-cell office:value-type="float" office:value="2.979922">
                <text:p>2.979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99032">
                <text:p>2.999032</text:p>
              </table:table-cell>
              <table:table-cell office:value-type="float" office:value="2.977711">
                <text:p>2.977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995204">
                <text:p>2.995204</text:p>
              </table:table-cell>
              <table:table-cell office:value-type="float" office:value="2.974463">
                <text:p>2.974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995204">
                <text:p>2.995204</text:p>
              </table:table-cell>
              <table:table-cell office:value-type="float" office:value="2.971178">
                <text:p>2.971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93928">
                <text:p>2.993928</text:p>
              </table:table-cell>
              <table:table-cell office:value-type="float" office:value="2.969366">
                <text:p>2.969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99648">
                <text:p>2.99648</text:p>
              </table:table-cell>
              <table:table-cell office:value-type="float" office:value="2.971163">
                <text:p>2.9711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005412">
                <text:p>3.005412</text:p>
              </table:table-cell>
              <table:table-cell office:value-type="float" office:value="2.973071">
                <text:p>2.97307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